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7,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7014" calcext:value-type="float">
            <text:p>1571079727014</text:p>
          </table:table-cell>
          <table:table-cell office:value-type="string" calcext:value-type="string">
            <text:p>tim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/>
          <table:table-cell table:formula="of:=MEDIAN([.K1:.K750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9,5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549" calcext:value-type="float">
            <text:p>1571079729549</text:p>
          </table:table-cell>
          <table:table-cell office:value-type="string" calcext:value-type="string">
            <text:p>ti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9,6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617" calcext:value-type="float">
            <text:p>1571079729617</text:p>
          </table:table-cell>
          <table:table-cell office:value-type="string" calcext:value-type="string">
            <text:p>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9,7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672" calcext:value-type="float">
            <text:p>1571079729672</text:p>
          </table:table-cell>
          <table:table-cell office:value-type="string" calcext:value-type="string">
            <text:p>ti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9,7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723" calcext:value-type="float">
            <text:p>1571079729723</text:p>
          </table:table-cell>
          <table:table-cell office:value-type="string" calcext:value-type="string">
            <text:p>ti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9,7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753" calcext:value-type="float">
            <text:p>1571079729753</text:p>
          </table:table-cell>
          <table:table-cell office:value-type="string" calcext:value-type="string">
            <text:p>ti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9,8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782" calcext:value-type="float">
            <text:p>1571079729782</text:p>
          </table:table-cell>
          <table:table-cell office:value-type="string" calcext:value-type="string">
            <text:p>ti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9,8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836" calcext:value-type="float">
            <text:p>1571079729836</text:p>
          </table:table-cell>
          <table:table-cell office:value-type="string" calcext:value-type="string">
            <text:p>ti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9,9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873" calcext:value-type="float">
            <text:p>1571079729873</text:p>
          </table:table-cell>
          <table:table-cell office:value-type="string" calcext:value-type="string">
            <text:p>tim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9,9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920" calcext:value-type="float">
            <text:p>1571079729920</text:p>
          </table:table-cell>
          <table:table-cell office:value-type="string" calcext:value-type="string">
            <text:p>ti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9,9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950" calcext:value-type="float">
            <text:p>1571079729950</text:p>
          </table:table-cell>
          <table:table-cell office:value-type="string" calcext:value-type="string">
            <text:p>ti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09,9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974" calcext:value-type="float">
            <text:p>1571079729974</text:p>
          </table:table-cell>
          <table:table-cell office:value-type="string" calcext:value-type="string">
            <text:p>ti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0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29999" calcext:value-type="float">
            <text:p>1571079729999</text:p>
          </table:table-cell>
          <table:table-cell office:value-type="string" calcext:value-type="string">
            <text:p>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0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021" calcext:value-type="float">
            <text:p>1571079730021</text:p>
          </table:table-cell>
          <table:table-cell office:value-type="string" calcext:value-type="string">
            <text:p>ti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0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046" calcext:value-type="float">
            <text:p>1571079730046</text:p>
          </table:table-cell>
          <table:table-cell office:value-type="string" calcext:value-type="string">
            <text:p>ti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1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075" calcext:value-type="float">
            <text:p>1571079730075</text:p>
          </table:table-cell>
          <table:table-cell office:value-type="string" calcext:value-type="string">
            <text:p>tim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1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162" calcext:value-type="float">
            <text:p>1571079730162</text:p>
          </table:table-cell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2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183" calcext:value-type="float">
            <text:p>1571079730183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2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202" calcext:value-type="float">
            <text:p>1571079730202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2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221" calcext:value-type="float">
            <text:p>1571079730221</text:p>
          </table:table-cell>
          <table:table-cell office:value-type="string" calcext:value-type="string">
            <text:p>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26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237" calcext:value-type="float">
            <text:p>1571079730237</text:p>
          </table:table-cell>
          <table:table-cell office:value-type="string" calcext:value-type="string">
            <text:p>ti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2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265" calcext:value-type="float">
            <text:p>1571079730265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3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287" calcext:value-type="float">
            <text:p>1571079730287</text:p>
          </table:table-cell>
          <table:table-cell office:value-type="string" calcext:value-type="string">
            <text:p>tim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3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319" calcext:value-type="float">
            <text:p>1571079730319</text:p>
          </table:table-cell>
          <table:table-cell office:value-type="string" calcext:value-type="string">
            <text:p>ti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3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349" calcext:value-type="float">
            <text:p>1571079730349</text:p>
          </table:table-cell>
          <table:table-cell office:value-type="string" calcext:value-type="string">
            <text:p>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4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375" calcext:value-type="float">
            <text:p>1571079730375</text:p>
          </table:table-cell>
          <table:table-cell office:value-type="string" calcext:value-type="string">
            <text:p>ti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4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402" calcext:value-type="float">
            <text:p>1571079730402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4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420" calcext:value-type="float">
            <text:p>1571079730420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4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443" calcext:value-type="float">
            <text:p>1571079730443</text:p>
          </table:table-cell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5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474" calcext:value-type="float">
            <text:p>1571079730474</text:p>
          </table:table-cell>
          <table:table-cell office:value-type="string" calcext:value-type="string">
            <text:p>tim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5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518" calcext:value-type="float">
            <text:p>1571079730518</text:p>
          </table:table-cell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5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548" calcext:value-type="float">
            <text:p>1571079730548</text:p>
          </table:table-cell>
          <table:table-cell office:value-type="string" calcext:value-type="string">
            <text:p>ti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6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580" calcext:value-type="float">
            <text:p>1571079730580</text:p>
          </table:table-cell>
          <table:table-cell office:value-type="string" calcext:value-type="string">
            <text:p>ti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6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604" calcext:value-type="float">
            <text:p>1571079730604</text:p>
          </table:table-cell>
          <table:table-cell office:value-type="string" calcext:value-type="string">
            <text:p>ti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6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639" calcext:value-type="float">
            <text:p>1571079730639</text:p>
          </table:table-cell>
          <table:table-cell office:value-type="string" calcext:value-type="string">
            <text:p>tim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6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672" calcext:value-type="float">
            <text:p>1571079730672</text:p>
          </table:table-cell>
          <table:table-cell office:value-type="string" calcext:value-type="string">
            <text:p>tim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7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702" calcext:value-type="float">
            <text:p>1571079730702</text:p>
          </table:table-cell>
          <table:table-cell office:value-type="string" calcext:value-type="string">
            <text:p>ti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7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731" calcext:value-type="float">
            <text:p>1571079730731</text:p>
          </table:table-cell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7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755" calcext:value-type="float">
            <text:p>1571079730755</text:p>
          </table:table-cell>
          <table:table-cell office:value-type="string" calcext:value-type="string">
            <text:p>tim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8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782" calcext:value-type="float">
            <text:p>1571079730782</text:p>
          </table:table-cell>
          <table:table-cell office:value-type="string" calcext:value-type="string">
            <text:p>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83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806" calcext:value-type="float">
            <text:p>1571079730806</text:p>
          </table:table-cell>
          <table:table-cell office:value-type="string" calcext:value-type="string">
            <text:p>ti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8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833" calcext:value-type="float">
            <text:p>1571079730833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8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849" calcext:value-type="float">
            <text:p>1571079730849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8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868" calcext:value-type="float">
            <text:p>1571079730868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9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884" calcext:value-type="float">
            <text:p>1571079730884</text:p>
          </table:table-cell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9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904" calcext:value-type="float">
            <text:p>1571079730904</text:p>
          </table:table-cell>
          <table:table-cell office:value-type="string" calcext:value-type="string">
            <text:p>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94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927" calcext:value-type="float">
            <text:p>1571079730927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9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945" calcext:value-type="float">
            <text:p>1571079730945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0,9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963" calcext:value-type="float">
            <text:p>1571079730963</text:p>
          </table:table-cell>
          <table:table-cell office:value-type="string" calcext:value-type="string">
            <text:p>tim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0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0996" calcext:value-type="float">
            <text:p>1571079730996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0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017" calcext:value-type="float">
            <text:p>1571079731017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05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036" calcext:value-type="float">
            <text:p>1571079731036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09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057" calcext:value-type="float">
            <text:p>1571079731057</text:p>
          </table:table-cell>
          <table:table-cell office:value-type="string" calcext:value-type="string">
            <text:p>tim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1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092" calcext:value-type="float">
            <text:p>1571079731092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1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107" calcext:value-type="float">
            <text:p>1571079731107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1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123" calcext:value-type="float">
            <text:p>1571079731123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1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136" calcext:value-type="float">
            <text:p>1571079731136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1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149" calcext:value-type="float">
            <text:p>1571079731149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1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163" calcext:value-type="float">
            <text:p>1571079731163</text:p>
          </table:table-cell>
          <table:table-cell office:value-type="string" calcext:value-type="string">
            <text:p>ti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1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185" calcext:value-type="float">
            <text:p>1571079731185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2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200" calcext:value-type="float">
            <text:p>157107973120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2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211" calcext:value-type="float">
            <text:p>1571079731211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2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227" calcext:value-type="float">
            <text:p>1571079731227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2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238" calcext:value-type="float">
            <text:p>1571079731238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2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251" calcext:value-type="float">
            <text:p>1571079731251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2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268" calcext:value-type="float">
            <text:p>1571079731268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2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283" calcext:value-type="float">
            <text:p>1571079731283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3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296" calcext:value-type="float">
            <text:p>1571079731296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3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313" calcext:value-type="float">
            <text:p>1571079731313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3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325" calcext:value-type="float">
            <text:p>157107973132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3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335" calcext:value-type="float">
            <text:p>1571079731335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3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346" calcext:value-type="float">
            <text:p>1571079731346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3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379" calcext:value-type="float">
            <text:p>1571079731379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4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393" calcext:value-type="float">
            <text:p>1571079731393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4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400" calcext:value-type="float">
            <text:p>1571079731400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4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409" calcext:value-type="float">
            <text:p>157107973140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4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418" calcext:value-type="float">
            <text:p>1571079731418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4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432" calcext:value-type="float">
            <text:p>1571079731432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45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442" calcext:value-type="float">
            <text:p>1571079731442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4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459" calcext:value-type="float">
            <text:p>1571079731459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4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468" calcext:value-type="float">
            <text:p>1571079731468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4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476" calcext:value-type="float">
            <text:p>157107973147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5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487" calcext:value-type="float">
            <text:p>1571079731487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5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501" calcext:value-type="float">
            <text:p>1571079731501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5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518" calcext:value-type="float">
            <text:p>1571079731518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5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533" calcext:value-type="float">
            <text:p>157107973153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5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542" calcext:value-type="float">
            <text:p>1571079731542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5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552" calcext:value-type="float">
            <text:p>1571079731552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5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563" calcext:value-type="float">
            <text:p>1571079731563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5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576" calcext:value-type="float">
            <text:p>157107973157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6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600" calcext:value-type="float">
            <text:p>157107973160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6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609" calcext:value-type="float">
            <text:p>1571079731609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6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618" calcext:value-type="float">
            <text:p>1571079731618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6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629" calcext:value-type="float">
            <text:p>1571079731629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6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648" calcext:value-type="float">
            <text:p>1571079731648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6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668" calcext:value-type="float">
            <text:p>1571079731668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6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676" calcext:value-type="float">
            <text:p>157107973167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6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686" calcext:value-type="float">
            <text:p>157107973168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7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696" calcext:value-type="float">
            <text:p>157107973169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7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705" calcext:value-type="float">
            <text:p>157107973170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7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716" calcext:value-type="float">
            <text:p>157107973171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73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726" calcext:value-type="float">
            <text:p>157107973172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7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734" calcext:value-type="float">
            <text:p>1571079731734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7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745" calcext:value-type="float">
            <text:p>1571079731745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7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754" calcext:value-type="float">
            <text:p>1571079731754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7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767" calcext:value-type="float">
            <text:p>1571079731767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7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786" calcext:value-type="float">
            <text:p>1571079731786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8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799" calcext:value-type="float">
            <text:p>1571079731799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8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811" calcext:value-type="float">
            <text:p>1571079731811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83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824" calcext:value-type="float">
            <text:p>1571079731824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8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837" calcext:value-type="float">
            <text:p>1571079731837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8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848" calcext:value-type="float">
            <text:p>1571079731848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8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862" calcext:value-type="float">
            <text:p>1571079731862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8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873" calcext:value-type="float">
            <text:p>157107973187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8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883" calcext:value-type="float">
            <text:p>1571079731883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90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898" calcext:value-type="float">
            <text:p>1571079731898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9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909" calcext:value-type="float">
            <text:p>1571079731909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9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928" calcext:value-type="float">
            <text:p>1571079731928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9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938" calcext:value-type="float">
            <text:p>1571079731938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9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952" calcext:value-type="float">
            <text:p>1571079731952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9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969" calcext:value-type="float">
            <text:p>1571079731969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1,9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983" calcext:value-type="float">
            <text:p>1571079731983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0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1997" calcext:value-type="float">
            <text:p>1571079731997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0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014" calcext:value-type="float">
            <text:p>1571079732014</text:p>
          </table:table-cell>
          <table:table-cell office:value-type="string" calcext:value-type="string">
            <text:p>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0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030" calcext:value-type="float">
            <text:p>1571079732030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0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043" calcext:value-type="float">
            <text:p>157107973204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0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053" calcext:value-type="float">
            <text:p>1571079732053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0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070" calcext:value-type="float">
            <text:p>1571079732070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1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086" calcext:value-type="float">
            <text:p>1571079732086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1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101" calcext:value-type="float">
            <text:p>157107973210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12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112" calcext:value-type="float">
            <text:p>1571079732112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13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126" calcext:value-type="float">
            <text:p>1571079732126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1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145" calcext:value-type="float">
            <text:p>1571079732145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1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162" calcext:value-type="float">
            <text:p>1571079732162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1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180" calcext:value-type="float">
            <text:p>1571079732180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1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186" calcext:value-type="float">
            <text:p>157107973218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20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197" calcext:value-type="float">
            <text:p>1571079732197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2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206" calcext:value-type="float">
            <text:p>157107973220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24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216" calcext:value-type="float">
            <text:p>1571079732216</text:p>
          </table:table-cell>
          <table:table-cell office:value-type="string" calcext:value-type="string">
            <text:p>tim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2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242" calcext:value-type="float">
            <text:p>1571079732242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2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251" calcext:value-type="float">
            <text:p>1571079732251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262" calcext:value-type="float">
            <text:p>1571079732262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2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272" calcext:value-type="float">
            <text:p>1571079732272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2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283" calcext:value-type="float">
            <text:p>1571079732283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3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295" calcext:value-type="float">
            <text:p>157107973229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3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304" calcext:value-type="float">
            <text:p>1571079732304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3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314" calcext:value-type="float">
            <text:p>1571079732314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3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325" calcext:value-type="float">
            <text:p>1571079732325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3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338" calcext:value-type="float">
            <text:p>1571079732338</text:p>
          </table:table-cell>
          <table:table-cell office:value-type="string" calcext:value-type="string">
            <text:p>ti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3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361" calcext:value-type="float">
            <text:p>157107973236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3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373" calcext:value-type="float">
            <text:p>1571079732373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4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385" calcext:value-type="float">
            <text:p>1571079732385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4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415" calcext:value-type="float">
            <text:p>1571079732415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4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427" calcext:value-type="float">
            <text:p>1571079732427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4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439" calcext:value-type="float">
            <text:p>1571079732439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4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450" calcext:value-type="float">
            <text:p>1571079732450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4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462" calcext:value-type="float">
            <text:p>1571079732462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4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473" calcext:value-type="float">
            <text:p>1571079732473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5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485" calcext:value-type="float">
            <text:p>1571079732485</text:p>
          </table:table-cell>
          <table:table-cell office:value-type="string" calcext:value-type="string">
            <text:p>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5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507" calcext:value-type="float">
            <text:p>1571079732507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5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519" calcext:value-type="float">
            <text:p>1571079732519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5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531" calcext:value-type="float">
            <text:p>157107973253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5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542" calcext:value-type="float">
            <text:p>1571079732542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5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553" calcext:value-type="float">
            <text:p>1571079732553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5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571" calcext:value-type="float">
            <text:p>1571079732571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6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586" calcext:value-type="float">
            <text:p>1571079732586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6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601" calcext:value-type="float">
            <text:p>1571079732601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6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615" calcext:value-type="float">
            <text:p>1571079732615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6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629" calcext:value-type="float">
            <text:p>1571079732629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6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641" calcext:value-type="float">
            <text:p>157107973264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6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652" calcext:value-type="float">
            <text:p>1571079732652</text:p>
          </table:table-cell>
          <table:table-cell office:value-type="string" calcext:value-type="string">
            <text:p>tim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7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685" calcext:value-type="float">
            <text:p>1571079732685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7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709" calcext:value-type="float">
            <text:p>1571079732709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7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721" calcext:value-type="float">
            <text:p>157107973272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8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731" calcext:value-type="float">
            <text:p>1571079732731</text:p>
          </table:table-cell>
          <table:table-cell office:value-type="string" calcext:value-type="string">
            <text:p>ti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8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800" calcext:value-type="float">
            <text:p>157107973280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8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811" calcext:value-type="float">
            <text:p>157107973281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8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820" calcext:value-type="float">
            <text:p>1571079732820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8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833" calcext:value-type="float">
            <text:p>1571079732833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8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848" calcext:value-type="float">
            <text:p>1571079732848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8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859" calcext:value-type="float">
            <text:p>1571079732859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8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869" calcext:value-type="float">
            <text:p>1571079732869</text:p>
          </table:table-cell>
          <table:table-cell office:value-type="string" calcext:value-type="string">
            <text:p>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8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886" calcext:value-type="float">
            <text:p>1571079732886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9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898" calcext:value-type="float">
            <text:p>1571079732898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9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912" calcext:value-type="float">
            <text:p>1571079732912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9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920" calcext:value-type="float">
            <text:p>1571079732920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9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936" calcext:value-type="float">
            <text:p>1571079732936</text:p>
          </table:table-cell>
          <table:table-cell office:value-type="string" calcext:value-type="string">
            <text:p>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9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951" calcext:value-type="float">
            <text:p>1571079732951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9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967" calcext:value-type="float">
            <text:p>1571079732967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2,9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981" calcext:value-type="float">
            <text:p>1571079732981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0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2993" calcext:value-type="float">
            <text:p>1571079732993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0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002" calcext:value-type="float">
            <text:p>1571079733002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0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024" calcext:value-type="float">
            <text:p>1571079733024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0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034" calcext:value-type="float">
            <text:p>1571079733034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0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046" calcext:value-type="float">
            <text:p>1571079733046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0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058" calcext:value-type="float">
            <text:p>1571079733058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0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067" calcext:value-type="float">
            <text:p>1571079733067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0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078" calcext:value-type="float">
            <text:p>1571079733078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1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092" calcext:value-type="float">
            <text:p>1571079733092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1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101" calcext:value-type="float">
            <text:p>157107973310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1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112" calcext:value-type="float">
            <text:p>1571079733112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1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120" calcext:value-type="float">
            <text:p>1571079733120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1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133" calcext:value-type="float">
            <text:p>1571079733133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1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144" calcext:value-type="float">
            <text:p>1571079733144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1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159" calcext:value-type="float">
            <text:p>1571079733159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1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169" calcext:value-type="float">
            <text:p>1571079733169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2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192" calcext:value-type="float">
            <text:p>1571079733192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2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209" calcext:value-type="float">
            <text:p>1571079733209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2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229" calcext:value-type="float">
            <text:p>1571079733229</text:p>
          </table:table-cell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2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249" calcext:value-type="float">
            <text:p>1571079733249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2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265" calcext:value-type="float">
            <text:p>1571079733265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2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283" calcext:value-type="float">
            <text:p>1571079733283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3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295" calcext:value-type="float">
            <text:p>157107973329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3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303" calcext:value-type="float">
            <text:p>1571079733303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3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315" calcext:value-type="float">
            <text:p>1571079733315</text:p>
          </table:table-cell>
          <table:table-cell office:value-type="string" calcext:value-type="string">
            <text:p>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3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330" calcext:value-type="float">
            <text:p>1571079733330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3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347" calcext:value-type="float">
            <text:p>1571079733347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3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352" calcext:value-type="float">
            <text:p>157107973335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3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361" calcext:value-type="float">
            <text:p>157107973336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3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369" calcext:value-type="float">
            <text:p>1571079733369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3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377" calcext:value-type="float">
            <text:p>1571079733377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3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384" calcext:value-type="float">
            <text:p>1571079733384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3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391" calcext:value-type="float">
            <text:p>1571079733391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4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398" calcext:value-type="float">
            <text:p>157107973339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4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404" calcext:value-type="float">
            <text:p>1571079733404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4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413" calcext:value-type="float">
            <text:p>1571079733413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4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426" calcext:value-type="float">
            <text:p>157107973342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4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435" calcext:value-type="float">
            <text:p>1571079733435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4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450" calcext:value-type="float">
            <text:p>1571079733450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4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462" calcext:value-type="float">
            <text:p>157107973346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4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471" calcext:value-type="float">
            <text:p>1571079733471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4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484" calcext:value-type="float">
            <text:p>1571079733484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5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495" calcext:value-type="float">
            <text:p>1571079733495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5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505" calcext:value-type="float">
            <text:p>1571079733505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5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518" calcext:value-type="float">
            <text:p>1571079733518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5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529" calcext:value-type="float">
            <text:p>1571079733529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5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544" calcext:value-type="float">
            <text:p>1571079733544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56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557" calcext:value-type="float">
            <text:p>1571079733557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5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566" calcext:value-type="float">
            <text:p>1571079733566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5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581" calcext:value-type="float">
            <text:p>157107973358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6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592" calcext:value-type="float">
            <text:p>1571079733592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6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602" calcext:value-type="float">
            <text:p>1571079733602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6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618" calcext:value-type="float">
            <text:p>1571079733618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6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630" calcext:value-type="float">
            <text:p>157107973363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6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657" calcext:value-type="float">
            <text:p>1571079733657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6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666" calcext:value-type="float">
            <text:p>1571079733666</text:p>
          </table:table-cell>
          <table:table-cell office:value-type="string" calcext:value-type="string">
            <text:p>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7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692" calcext:value-type="float">
            <text:p>1571079733692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7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707" calcext:value-type="float">
            <text:p>1571079733707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7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715" calcext:value-type="float">
            <text:p>157107973371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7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724" calcext:value-type="float">
            <text:p>1571079733724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7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774" calcext:value-type="float">
            <text:p>1571079733774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8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784" calcext:value-type="float">
            <text:p>1571079733784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8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801" calcext:value-type="float">
            <text:p>157107973380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8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811" calcext:value-type="float">
            <text:p>1571079733811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8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818" calcext:value-type="float">
            <text:p>157107973381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8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823" calcext:value-type="float">
            <text:p>1571079733823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8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830" calcext:value-type="float">
            <text:p>1571079733830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84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836" calcext:value-type="float">
            <text:p>157107973383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8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847" calcext:value-type="float">
            <text:p>1571079733847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8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859" calcext:value-type="float">
            <text:p>157107973385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8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868" calcext:value-type="float">
            <text:p>1571079733868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8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885" calcext:value-type="float">
            <text:p>1571079733885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9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897" calcext:value-type="float">
            <text:p>157107973389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9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905" calcext:value-type="float">
            <text:p>1571079733905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9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913" calcext:value-type="float">
            <text:p>157107973391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9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920" calcext:value-type="float">
            <text:p>157107973392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9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929" calcext:value-type="float">
            <text:p>157107973392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9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935" calcext:value-type="float">
            <text:p>1571079733935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9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943" calcext:value-type="float">
            <text:p>157107973394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9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950" calcext:value-type="float">
            <text:p>157107973395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9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960" calcext:value-type="float">
            <text:p>157107973396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9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969" calcext:value-type="float">
            <text:p>157107973396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3,9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980" calcext:value-type="float">
            <text:p>157107973398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0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3989" calcext:value-type="float">
            <text:p>1571079733989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0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002" calcext:value-type="float">
            <text:p>1571079734002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0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014" calcext:value-type="float">
            <text:p>1571079734014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0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027" calcext:value-type="float">
            <text:p>1571079734027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0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036" calcext:value-type="float">
            <text:p>157107973403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0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047" calcext:value-type="float">
            <text:p>1571079734047</text:p>
          </table:table-cell>
          <table:table-cell office:value-type="string" calcext:value-type="string">
            <text:p>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0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063" calcext:value-type="float">
            <text:p>157107973406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0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074" calcext:value-type="float">
            <text:p>1571079734074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0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083" calcext:value-type="float">
            <text:p>1571079734083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10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096" calcext:value-type="float">
            <text:p>1571079734096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1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107" calcext:value-type="float">
            <text:p>157107973410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13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118" calcext:value-type="float">
            <text:p>1571079734118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14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133" calcext:value-type="float">
            <text:p>1571079734133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1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152" calcext:value-type="float">
            <text:p>1571079734152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1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161" calcext:value-type="float">
            <text:p>157107973416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1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175" calcext:value-type="float">
            <text:p>1571079734175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1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185" calcext:value-type="float">
            <text:p>1571079734185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2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197" calcext:value-type="float">
            <text:p>1571079734197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2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207" calcext:value-type="float">
            <text:p>1571079734207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2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217" calcext:value-type="float">
            <text:p>1571079734217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2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230" calcext:value-type="float">
            <text:p>1571079734230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2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241" calcext:value-type="float">
            <text:p>157107973424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2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251" calcext:value-type="float">
            <text:p>157107973425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260" calcext:value-type="float">
            <text:p>157107973426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2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270" calcext:value-type="float">
            <text:p>157107973427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2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280" calcext:value-type="float">
            <text:p>1571079734280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3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293" calcext:value-type="float">
            <text:p>157107973429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3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303" calcext:value-type="float">
            <text:p>1571079734303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3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312" calcext:value-type="float">
            <text:p>157107973431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3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321" calcext:value-type="float">
            <text:p>157107973432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3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330" calcext:value-type="float">
            <text:p>157107973433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3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341" calcext:value-type="float">
            <text:p>157107973434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3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351" calcext:value-type="float">
            <text:p>1571079734351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3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363" calcext:value-type="float">
            <text:p>1571079734363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3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373" calcext:value-type="float">
            <text:p>157107973437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3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383" calcext:value-type="float">
            <text:p>1571079734383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4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395" calcext:value-type="float">
            <text:p>157107973439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4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406" calcext:value-type="float">
            <text:p>157107973440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4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414" calcext:value-type="float">
            <text:p>1571079734414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43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428" calcext:value-type="float">
            <text:p>1571079734428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4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439" calcext:value-type="float">
            <text:p>1571079734439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4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448" calcext:value-type="float">
            <text:p>1571079734448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4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460" calcext:value-type="float">
            <text:p>157107973446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4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469" calcext:value-type="float">
            <text:p>1571079734469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4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479" calcext:value-type="float">
            <text:p>1571079734479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50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496" calcext:value-type="float">
            <text:p>1571079734496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5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506" calcext:value-type="float">
            <text:p>157107973450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5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516" calcext:value-type="float">
            <text:p>1571079734516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53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530" calcext:value-type="float">
            <text:p>157107973453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55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541" calcext:value-type="float">
            <text:p>1571079734541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5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554" calcext:value-type="float">
            <text:p>1571079734554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5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568" calcext:value-type="float">
            <text:p>1571079734568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5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580" calcext:value-type="float">
            <text:p>1571079734580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594" calcext:value-type="float">
            <text:p>1571079734594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03" calcext:value-type="float">
            <text:p>157107973460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12" calcext:value-type="float">
            <text:p>1571079734612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18" calcext:value-type="float">
            <text:p>157107973461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29" calcext:value-type="float">
            <text:p>1571079734629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40" calcext:value-type="float">
            <text:p>1571079734640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46" calcext:value-type="float">
            <text:p>157107973464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51" calcext:value-type="float">
            <text:p>1571079734651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59" calcext:value-type="float">
            <text:p>1571079734659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67" calcext:value-type="float">
            <text:p>1571079734667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75" calcext:value-type="float">
            <text:p>1571079734675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6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82" calcext:value-type="float">
            <text:p>157107973468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7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691" calcext:value-type="float">
            <text:p>1571079734691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7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701" calcext:value-type="float">
            <text:p>1571079734701</text:p>
          </table:table-cell>
          <table:table-cell office:value-type="string" calcext:value-type="string">
            <text:p>ti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7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726" calcext:value-type="float">
            <text:p>157107973472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7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735" calcext:value-type="float">
            <text:p>1571079734735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7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764" calcext:value-type="float">
            <text:p>1571079734764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7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776" calcext:value-type="float">
            <text:p>157107973477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8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786" calcext:value-type="float">
            <text:p>1571079734786</text:p>
          </table:table-cell>
          <table:table-cell office:value-type="string" calcext:value-type="string">
            <text:p>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8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812" calcext:value-type="float">
            <text:p>1571079734812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8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818" calcext:value-type="float">
            <text:p>1571079734818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8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830" calcext:value-type="float">
            <text:p>157107973483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8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842" calcext:value-type="float">
            <text:p>1571079734842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8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853" calcext:value-type="float">
            <text:p>1571079734853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9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863" calcext:value-type="float">
            <text:p>1571079734863</text:p>
          </table:table-cell>
          <table:table-cell office:value-type="string" calcext:value-type="string">
            <text:p>tim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4,9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4935" calcext:value-type="float">
            <text:p>157107973493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1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132" calcext:value-type="float">
            <text:p>1571079736132</text:p>
          </table:table-cell>
          <table:table-cell office:value-type="string" calcext:value-type="string">
            <text:p>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2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194" calcext:value-type="float">
            <text:p>1571079736194</text:p>
          </table:table-cell>
          <table:table-cell office:value-type="string" calcext:value-type="string">
            <text:p>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24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227" calcext:value-type="float">
            <text:p>1571079736227</text:p>
          </table:table-cell>
          <table:table-cell office:value-type="string" calcext:value-type="string">
            <text:p>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2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243" calcext:value-type="float">
            <text:p>157107973624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2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251" calcext:value-type="float">
            <text:p>1571079736251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2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259" calcext:value-type="float">
            <text:p>157107973625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2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267" calcext:value-type="float">
            <text:p>1571079736267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2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278" calcext:value-type="float">
            <text:p>1571079736278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2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286" calcext:value-type="float">
            <text:p>157107973628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3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294" calcext:value-type="float">
            <text:p>1571079736294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3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302" calcext:value-type="float">
            <text:p>1571079736302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3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316" calcext:value-type="float">
            <text:p>157107973631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3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324" calcext:value-type="float">
            <text:p>1571079736324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3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331" calcext:value-type="float">
            <text:p>1571079736331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3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344" calcext:value-type="float">
            <text:p>1571079736344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3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351" calcext:value-type="float">
            <text:p>157107973635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3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361" calcext:value-type="float">
            <text:p>1571079736361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3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369" calcext:value-type="float">
            <text:p>1571079736369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3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383" calcext:value-type="float">
            <text:p>157107973638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3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392" calcext:value-type="float">
            <text:p>157107973639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4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400" calcext:value-type="float">
            <text:p>1571079736400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4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412" calcext:value-type="float">
            <text:p>157107973641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4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420" calcext:value-type="float">
            <text:p>1571079736420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4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432" calcext:value-type="float">
            <text:p>1571079736432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4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444" calcext:value-type="float">
            <text:p>1571079736444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4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453" calcext:value-type="float">
            <text:p>157107973645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4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461" calcext:value-type="float">
            <text:p>157107973646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4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470" calcext:value-type="float">
            <text:p>1571079736470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4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477" calcext:value-type="float">
            <text:p>157107973647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4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485" calcext:value-type="float">
            <text:p>1571079736485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5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493" calcext:value-type="float">
            <text:p>157107973649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5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501" calcext:value-type="float">
            <text:p>1571079736501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5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511" calcext:value-type="float">
            <text:p>1571079736511</text:p>
          </table:table-cell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5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531" calcext:value-type="float">
            <text:p>1571079736531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5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543" calcext:value-type="float">
            <text:p>157107973654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5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550" calcext:value-type="float">
            <text:p>157107973655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5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559" calcext:value-type="float">
            <text:p>1571079736559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5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567" calcext:value-type="float">
            <text:p>1571079736567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5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578" calcext:value-type="float">
            <text:p>1571079736578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5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586" calcext:value-type="float">
            <text:p>157107973658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60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597" calcext:value-type="float">
            <text:p>1571079736597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6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608" calcext:value-type="float">
            <text:p>1571079736608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6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630" calcext:value-type="float">
            <text:p>157107973663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6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637" calcext:value-type="float">
            <text:p>1571079736637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6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646" calcext:value-type="float">
            <text:p>1571079736646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6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656" calcext:value-type="float">
            <text:p>157107973665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6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665" calcext:value-type="float">
            <text:p>1571079736665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6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675" calcext:value-type="float">
            <text:p>1571079736675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6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685" calcext:value-type="float">
            <text:p>157107973668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7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694" calcext:value-type="float">
            <text:p>1571079736694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7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702" calcext:value-type="float">
            <text:p>1571079736702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7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716" calcext:value-type="float">
            <text:p>157107973671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7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737" calcext:value-type="float">
            <text:p>1571079736737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7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747" calcext:value-type="float">
            <text:p>1571079736747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7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753" calcext:value-type="float">
            <text:p>157107973675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7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761" calcext:value-type="float">
            <text:p>1571079736761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7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769" calcext:value-type="float">
            <text:p>157107973676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7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777" calcext:value-type="float">
            <text:p>1571079736777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7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786" calcext:value-type="float">
            <text:p>1571079736786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8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799" calcext:value-type="float">
            <text:p>157107973679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8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806" calcext:value-type="float">
            <text:p>1571079736806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8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817" calcext:value-type="float">
            <text:p>1571079736817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8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829" calcext:value-type="float">
            <text:p>157107973682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8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837" calcext:value-type="float">
            <text:p>1571079736837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85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847" calcext:value-type="float">
            <text:p>157107973684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8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858" calcext:value-type="float">
            <text:p>1571079736858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8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866" calcext:value-type="float">
            <text:p>157107973686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8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874" calcext:value-type="float">
            <text:p>1571079736874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8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882" calcext:value-type="float">
            <text:p>1571079736882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9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894" calcext:value-type="float">
            <text:p>157107973689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9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902" calcext:value-type="float">
            <text:p>1571079736902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92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913" calcext:value-type="float">
            <text:p>1571079736913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94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928" calcext:value-type="float">
            <text:p>1571079736928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9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945" calcext:value-type="float">
            <text:p>1571079736945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6,98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976" calcext:value-type="float">
            <text:p>1571079736976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6987" calcext:value-type="float">
            <text:p>1571079736987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02" calcext:value-type="float">
            <text:p>1571079737002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13" calcext:value-type="float">
            <text:p>1571079737013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20" calcext:value-type="float">
            <text:p>1571079737020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31" calcext:value-type="float">
            <text:p>157107973703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36" calcext:value-type="float">
            <text:p>157107973703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43" calcext:value-type="float">
            <text:p>157107973704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48" calcext:value-type="float">
            <text:p>157107973704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52" calcext:value-type="float">
            <text:p>1571079737052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6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59" calcext:value-type="float">
            <text:p>157107973705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65" calcext:value-type="float">
            <text:p>157107973706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70" calcext:value-type="float">
            <text:p>157107973707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78" calcext:value-type="float">
            <text:p>157107973707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8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83" calcext:value-type="float">
            <text:p>1571079737083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0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88" calcext:value-type="float">
            <text:p>1571079737088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096" calcext:value-type="float">
            <text:p>157107973709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03" calcext:value-type="float">
            <text:p>1571079737103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10" calcext:value-type="float">
            <text:p>1571079737110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16" calcext:value-type="float">
            <text:p>157107973711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23" calcext:value-type="float">
            <text:p>157107973712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31" calcext:value-type="float">
            <text:p>1571079737131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39" calcext:value-type="float">
            <text:p>1571079737139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46" calcext:value-type="float">
            <text:p>157107973714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62" calcext:value-type="float">
            <text:p>1571079737162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67" calcext:value-type="float">
            <text:p>1571079737167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74" calcext:value-type="float">
            <text:p>1571079737174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80" calcext:value-type="float">
            <text:p>157107973718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1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86" calcext:value-type="float">
            <text:p>1571079737186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2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198" calcext:value-type="float">
            <text:p>157107973719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2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204" calcext:value-type="float">
            <text:p>1571079737204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2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212" calcext:value-type="float">
            <text:p>157107973721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2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220" calcext:value-type="float">
            <text:p>1571079737220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2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229" calcext:value-type="float">
            <text:p>157107973722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2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238" calcext:value-type="float">
            <text:p>1571079737238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2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246" calcext:value-type="float">
            <text:p>1571079737246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2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261" calcext:value-type="float">
            <text:p>1571079737261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2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272" calcext:value-type="float">
            <text:p>157107973727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2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281" calcext:value-type="float">
            <text:p>157107973728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2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290" calcext:value-type="float">
            <text:p>1571079737290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298" calcext:value-type="float">
            <text:p>1571079737298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05" calcext:value-type="float">
            <text:p>1571079737305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13" calcext:value-type="float">
            <text:p>1571079737313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24" calcext:value-type="float">
            <text:p>1571079737324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4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32" calcext:value-type="float">
            <text:p>1571079737332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43" calcext:value-type="float">
            <text:p>157107973734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48" calcext:value-type="float">
            <text:p>157107973734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53" calcext:value-type="float">
            <text:p>157107973735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61" calcext:value-type="float">
            <text:p>1571079737361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66" calcext:value-type="float">
            <text:p>157107973736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72" calcext:value-type="float">
            <text:p>1571079737372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80" calcext:value-type="float">
            <text:p>157107973738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3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86" calcext:value-type="float">
            <text:p>157107973738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4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395" calcext:value-type="float">
            <text:p>1571079737395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4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402" calcext:value-type="float">
            <text:p>157107973740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4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410" calcext:value-type="float">
            <text:p>1571079737410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4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417" calcext:value-type="float">
            <text:p>157107973741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4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424" calcext:value-type="float">
            <text:p>1571079737424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4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493" calcext:value-type="float">
            <text:p>157107973749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498" calcext:value-type="float">
            <text:p>157107973749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04" calcext:value-type="float">
            <text:p>1571079737504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09" calcext:value-type="float">
            <text:p>157107973750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16" calcext:value-type="float">
            <text:p>1571079737516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20" calcext:value-type="float">
            <text:p>1571079737520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29" calcext:value-type="float">
            <text:p>157107973752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3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34" calcext:value-type="float">
            <text:p>157107973753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40" calcext:value-type="float">
            <text:p>157107973754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48" calcext:value-type="float">
            <text:p>1571079737548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59" calcext:value-type="float">
            <text:p>157107973755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66" calcext:value-type="float">
            <text:p>157107973756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75" calcext:value-type="float">
            <text:p>157107973757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80" calcext:value-type="float">
            <text:p>1571079737580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86" calcext:value-type="float">
            <text:p>157107973758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5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93" calcext:value-type="float">
            <text:p>1571079737593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599" calcext:value-type="float">
            <text:p>157107973759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05" calcext:value-type="float">
            <text:p>1571079737605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13" calcext:value-type="float">
            <text:p>1571079737613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2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20" calcext:value-type="float">
            <text:p>1571079737620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27" calcext:value-type="float">
            <text:p>157107973762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4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35" calcext:value-type="float">
            <text:p>1571079737635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43" calcext:value-type="float">
            <text:p>157107973764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52" calcext:value-type="float">
            <text:p>157107973765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61" calcext:value-type="float">
            <text:p>157107973766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70" calcext:value-type="float">
            <text:p>157107973767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8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78" calcext:value-type="float">
            <text:p>1571079737678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6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87" calcext:value-type="float">
            <text:p>1571079737687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696" calcext:value-type="float">
            <text:p>157107973769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03" calcext:value-type="float">
            <text:p>1571079737703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09" calcext:value-type="float">
            <text:p>157107973770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16" calcext:value-type="float">
            <text:p>157107973771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24" calcext:value-type="float">
            <text:p>157107973772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30" calcext:value-type="float">
            <text:p>157107973773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35" calcext:value-type="float">
            <text:p>1571079737735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43" calcext:value-type="float">
            <text:p>1571079737743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49" calcext:value-type="float">
            <text:p>1571079737749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58" calcext:value-type="float">
            <text:p>157107973775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64" calcext:value-type="float">
            <text:p>157107973776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69" calcext:value-type="float">
            <text:p>157107973776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78" calcext:value-type="float">
            <text:p>157107973777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84" calcext:value-type="float">
            <text:p>157107973778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7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92" calcext:value-type="float">
            <text:p>157107973779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8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799" calcext:value-type="float">
            <text:p>1571079737799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8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804" calcext:value-type="float">
            <text:p>1571079737804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8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814" calcext:value-type="float">
            <text:p>157107973781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8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821" calcext:value-type="float">
            <text:p>1571079737821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8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832" calcext:value-type="float">
            <text:p>1571079737832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8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842" calcext:value-type="float">
            <text:p>157107973784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85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849" calcext:value-type="float">
            <text:p>157107973784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8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857" calcext:value-type="float">
            <text:p>1571079737857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8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867" calcext:value-type="float">
            <text:p>1571079737867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8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879" calcext:value-type="float">
            <text:p>157107973787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89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885" calcext:value-type="float">
            <text:p>1571079737885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90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896" calcext:value-type="float">
            <text:p>157107973789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9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906" calcext:value-type="float">
            <text:p>157107973790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9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916" calcext:value-type="float">
            <text:p>1571079737916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9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930" calcext:value-type="float">
            <text:p>1571079737930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9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940" calcext:value-type="float">
            <text:p>157107973794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9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950" calcext:value-type="float">
            <text:p>1571079737950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9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961" calcext:value-type="float">
            <text:p>157107973796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9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970" calcext:value-type="float">
            <text:p>1571079737970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9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981" calcext:value-type="float">
            <text:p>1571079737981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7,9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7993" calcext:value-type="float">
            <text:p>1571079737993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0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00" calcext:value-type="float">
            <text:p>157107973800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0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07" calcext:value-type="float">
            <text:p>1571079738007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0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14" calcext:value-type="float">
            <text:p>1571079738014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0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20" calcext:value-type="float">
            <text:p>157107973802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0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28" calcext:value-type="float">
            <text:p>1571079738028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0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37" calcext:value-type="float">
            <text:p>1571079738037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0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47" calcext:value-type="float">
            <text:p>1571079738047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0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57" calcext:value-type="float">
            <text:p>1571079738057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0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67" calcext:value-type="float">
            <text:p>1571079738067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0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76" calcext:value-type="float">
            <text:p>157107973807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0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86" calcext:value-type="float">
            <text:p>1571079738086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1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097" calcext:value-type="float">
            <text:p>1571079738097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1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110" calcext:value-type="float">
            <text:p>1571079738110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1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121" calcext:value-type="float">
            <text:p>157107973812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1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131" calcext:value-type="float">
            <text:p>157107973813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1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140" calcext:value-type="float">
            <text:p>1571079738140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1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150" calcext:value-type="float">
            <text:p>1571079738150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1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163" calcext:value-type="float">
            <text:p>157107973816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1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176" calcext:value-type="float">
            <text:p>157107973817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1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186" calcext:value-type="float">
            <text:p>157107973818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2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194" calcext:value-type="float">
            <text:p>1571079738194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2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203" calcext:value-type="float">
            <text:p>157107973820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2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211" calcext:value-type="float">
            <text:p>157107973821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2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220" calcext:value-type="float">
            <text:p>1571079738220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2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229" calcext:value-type="float">
            <text:p>157107973822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2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238" calcext:value-type="float">
            <text:p>1571079738238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2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247" calcext:value-type="float">
            <text:p>1571079738247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2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259" calcext:value-type="float">
            <text:p>1571079738259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2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268" calcext:value-type="float">
            <text:p>1571079738268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2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277" calcext:value-type="float">
            <text:p>157107973827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2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286" calcext:value-type="float">
            <text:p>157107973828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3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295" calcext:value-type="float">
            <text:p>157107973829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3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304" calcext:value-type="float">
            <text:p>1571079738304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3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313" calcext:value-type="float">
            <text:p>157107973831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3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323" calcext:value-type="float">
            <text:p>1571079738323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3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332" calcext:value-type="float">
            <text:p>157107973833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3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340" calcext:value-type="float">
            <text:p>1571079738340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3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349" calcext:value-type="float">
            <text:p>157107973834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3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358" calcext:value-type="float">
            <text:p>1571079738358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3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367" calcext:value-type="float">
            <text:p>157107973836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3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376" calcext:value-type="float">
            <text:p>157107973837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3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385" calcext:value-type="float">
            <text:p>157107973838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394" calcext:value-type="float">
            <text:p>1571079738394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02" calcext:value-type="float">
            <text:p>157107973840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11" calcext:value-type="float">
            <text:p>157107973841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19" calcext:value-type="float">
            <text:p>157107973841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28" calcext:value-type="float">
            <text:p>1571079738428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36" calcext:value-type="float">
            <text:p>157107973843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45" calcext:value-type="float">
            <text:p>1571079738445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53" calcext:value-type="float">
            <text:p>157107973845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62" calcext:value-type="float">
            <text:p>1571079738462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70" calcext:value-type="float">
            <text:p>157107973847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8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79" calcext:value-type="float">
            <text:p>157107973847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4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87" calcext:value-type="float">
            <text:p>157107973848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496" calcext:value-type="float">
            <text:p>157107973849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02" calcext:value-type="float">
            <text:p>157107973850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10" calcext:value-type="float">
            <text:p>1571079738510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16" calcext:value-type="float">
            <text:p>1571079738516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23" calcext:value-type="float">
            <text:p>1571079738523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30" calcext:value-type="float">
            <text:p>157107973853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36" calcext:value-type="float">
            <text:p>157107973853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44" calcext:value-type="float">
            <text:p>157107973854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50" calcext:value-type="float">
            <text:p>157107973855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6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58" calcext:value-type="float">
            <text:p>1571079738558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66" calcext:value-type="float">
            <text:p>157107973856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75" calcext:value-type="float">
            <text:p>1571079738575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5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89" calcext:value-type="float">
            <text:p>157107973858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6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598" calcext:value-type="float">
            <text:p>157107973859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6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604" calcext:value-type="float">
            <text:p>157107973860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6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609" calcext:value-type="float">
            <text:p>1571079738609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6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615" calcext:value-type="float">
            <text:p>157107973861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6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624" calcext:value-type="float">
            <text:p>1571079738624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6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632" calcext:value-type="float">
            <text:p>157107973863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6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639" calcext:value-type="float">
            <text:p>1571079738639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6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658" calcext:value-type="float">
            <text:p>1571079738658</text:p>
          </table:table-cell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7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678" calcext:value-type="float">
            <text:p>1571079738678</text:p>
          </table:table-cell>
          <table:table-cell office:value-type="string" calcext:value-type="string">
            <text:p>tim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7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717" calcext:value-type="float">
            <text:p>1571079738717</text:p>
          </table:table-cell>
          <table:table-cell office:value-type="string" calcext:value-type="string">
            <text:p>ti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7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746" calcext:value-type="float">
            <text:p>1571079738746</text:p>
          </table:table-cell>
          <table:table-cell office:value-type="string" calcext:value-type="string">
            <text:p>ti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7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779" calcext:value-type="float">
            <text:p>1571079738779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8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797" calcext:value-type="float">
            <text:p>1571079738797</text:p>
          </table:table-cell>
          <table:table-cell office:value-type="string" calcext:value-type="string">
            <text:p>ti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8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831" calcext:value-type="float">
            <text:p>1571079738831</text:p>
          </table:table-cell>
          <table:table-cell office:value-type="string" calcext:value-type="string">
            <text:p>ti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8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859" calcext:value-type="float">
            <text:p>1571079738859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9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891" calcext:value-type="float">
            <text:p>1571079738891</text:p>
          </table:table-cell>
          <table:table-cell office:value-type="string" calcext:value-type="string">
            <text:p>tim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9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941" calcext:value-type="float">
            <text:p>1571079738941</text:p>
          </table:table-cell>
          <table:table-cell office:value-type="string" calcext:value-type="string">
            <text:p>ti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8,9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966" calcext:value-type="float">
            <text:p>1571079738966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0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8985" calcext:value-type="float">
            <text:p>1571079738985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05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044" calcext:value-type="float">
            <text:p>1571079739044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0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054" calcext:value-type="float">
            <text:p>1571079739054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095" calcext:value-type="float">
            <text:p>1571079739095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10" calcext:value-type="float">
            <text:p>157107973911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18" calcext:value-type="float">
            <text:p>1571079739118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30" calcext:value-type="float">
            <text:p>1571079739130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36" calcext:value-type="float">
            <text:p>157107973913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44" calcext:value-type="float">
            <text:p>157107973914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52" calcext:value-type="float">
            <text:p>1571079739152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62" calcext:value-type="float">
            <text:p>1571079739162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69" calcext:value-type="float">
            <text:p>1571079739169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78" calcext:value-type="float">
            <text:p>157107973917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84" calcext:value-type="float">
            <text:p>1571079739184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1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93" calcext:value-type="float">
            <text:p>1571079739193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2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199" calcext:value-type="float">
            <text:p>1571079739199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2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212" calcext:value-type="float">
            <text:p>1571079739212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2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224" calcext:value-type="float">
            <text:p>1571079739224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2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232" calcext:value-type="float">
            <text:p>1571079739232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2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240" calcext:value-type="float">
            <text:p>157107973924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2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248" calcext:value-type="float">
            <text:p>157107973924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2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253" calcext:value-type="float">
            <text:p>1571079739253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2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263" calcext:value-type="float">
            <text:p>157107973926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2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269" calcext:value-type="float">
            <text:p>1571079739269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2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279" calcext:value-type="float">
            <text:p>157107973927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2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286" calcext:value-type="float">
            <text:p>157107973928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3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296" calcext:value-type="float">
            <text:p>1571079739296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3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302" calcext:value-type="float">
            <text:p>1571079739302</text:p>
          </table:table-cell>
          <table:table-cell office:value-type="string" calcext:value-type="string">
            <text:p>ti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4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398" calcext:value-type="float">
            <text:p>157107973939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4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404" calcext:value-type="float">
            <text:p>1571079739404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4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413" calcext:value-type="float">
            <text:p>1571079739413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4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421" calcext:value-type="float">
            <text:p>157107973942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4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430" calcext:value-type="float">
            <text:p>157107973943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4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440" calcext:value-type="float">
            <text:p>157107973944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4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450" calcext:value-type="float">
            <text:p>1571079739450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4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462" calcext:value-type="float">
            <text:p>1571079739462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4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473" calcext:value-type="float">
            <text:p>157107973947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4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481" calcext:value-type="float">
            <text:p>1571079739481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4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494" calcext:value-type="float">
            <text:p>1571079739494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00" calcext:value-type="float">
            <text:p>157107973950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10" calcext:value-type="float">
            <text:p>157107973951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15" calcext:value-type="float">
            <text:p>1571079739515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23" calcext:value-type="float">
            <text:p>1571079739523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31" calcext:value-type="float">
            <text:p>1571079739531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37" calcext:value-type="float">
            <text:p>1571079739537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47" calcext:value-type="float">
            <text:p>1571079739547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56" calcext:value-type="float">
            <text:p>157107973955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63" calcext:value-type="float">
            <text:p>1571079739563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73" calcext:value-type="float">
            <text:p>157107973957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83" calcext:value-type="float">
            <text:p>157107973958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5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592" calcext:value-type="float">
            <text:p>157107973959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6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601" calcext:value-type="float">
            <text:p>1571079739601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6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612" calcext:value-type="float">
            <text:p>1571079739612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6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618" calcext:value-type="float">
            <text:p>1571079739618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63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628" calcext:value-type="float">
            <text:p>157107973962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6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634" calcext:value-type="float">
            <text:p>1571079739634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6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643" calcext:value-type="float">
            <text:p>157107973964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6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654" calcext:value-type="float">
            <text:p>1571079739654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6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667" calcext:value-type="float">
            <text:p>1571079739667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6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678" calcext:value-type="float">
            <text:p>1571079739678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6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692" calcext:value-type="float">
            <text:p>157107973969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00" calcext:value-type="float">
            <text:p>1571079739700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11" calcext:value-type="float">
            <text:p>1571079739711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17" calcext:value-type="float">
            <text:p>1571079739717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27" calcext:value-type="float">
            <text:p>1571079739727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32" calcext:value-type="float">
            <text:p>157107973973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40" calcext:value-type="float">
            <text:p>1571079739740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46" calcext:value-type="float">
            <text:p>157107973974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53" calcext:value-type="float">
            <text:p>1571079739753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61" calcext:value-type="float">
            <text:p>1571079739761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67" calcext:value-type="float">
            <text:p>157107973976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75" calcext:value-type="float">
            <text:p>157107973977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84" calcext:value-type="float">
            <text:p>157107973978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7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91" calcext:value-type="float">
            <text:p>1571079739791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8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798" calcext:value-type="float">
            <text:p>157107973979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8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804" calcext:value-type="float">
            <text:p>1571079739804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8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813" calcext:value-type="float">
            <text:p>1571079739813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8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826" calcext:value-type="float">
            <text:p>1571079739826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8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839" calcext:value-type="float">
            <text:p>1571079739839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8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849" calcext:value-type="float">
            <text:p>1571079739849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8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859" calcext:value-type="float">
            <text:p>157107973985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8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868" calcext:value-type="float">
            <text:p>1571079739868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8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878" calcext:value-type="float">
            <text:p>1571079739878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8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887" calcext:value-type="float">
            <text:p>1571079739887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896" calcext:value-type="float">
            <text:p>157107973989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06" calcext:value-type="float">
            <text:p>1571079739906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17" calcext:value-type="float">
            <text:p>1571079739917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26" calcext:value-type="float">
            <text:p>1571079739926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35" calcext:value-type="float">
            <text:p>157107973993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44" calcext:value-type="float">
            <text:p>1571079739944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51" calcext:value-type="float">
            <text:p>1571079739951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56" calcext:value-type="float">
            <text:p>157107973995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63" calcext:value-type="float">
            <text:p>157107973996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69" calcext:value-type="float">
            <text:p>157107973996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77" calcext:value-type="float">
            <text:p>1571079739977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82" calcext:value-type="float">
            <text:p>157107973998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19,9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89" calcext:value-type="float">
            <text:p>157107973998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39996" calcext:value-type="float">
            <text:p>157107973999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03" calcext:value-type="float">
            <text:p>1571079740003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10" calcext:value-type="float">
            <text:p>1571079740010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16" calcext:value-type="float">
            <text:p>157107974001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26" calcext:value-type="float">
            <text:p>157107974002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35" calcext:value-type="float">
            <text:p>1571079740035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45" calcext:value-type="float">
            <text:p>1571079740045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52" calcext:value-type="float">
            <text:p>157107974005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61" calcext:value-type="float">
            <text:p>157107974006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69" calcext:value-type="float">
            <text:p>1571079740069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8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80" calcext:value-type="float">
            <text:p>1571079740080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0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88" calcext:value-type="float">
            <text:p>157107974008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1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095" calcext:value-type="float">
            <text:p>1571079740095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1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106" calcext:value-type="float">
            <text:p>157107974010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1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112" calcext:value-type="float">
            <text:p>157107974011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1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119" calcext:value-type="float">
            <text:p>157107974011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0,1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0126" calcext:value-type="float">
            <text:p>157107974012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1,3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1288" calcext:value-type="float">
            <text:p>1571079741288</text:p>
          </table:table-cell>
          <table:table-cell office:value-type="string" calcext:value-type="string">
            <text:p>ti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1,3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1323" calcext:value-type="float">
            <text:p>1571079741323</text:p>
          </table:table-cell>
          <table:table-cell office:value-type="string" calcext:value-type="string">
            <text:p>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02:21,3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79741349" calcext:value-type="float">
            <text:p>1571079741349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49,5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49404" calcext:value-type="float">
            <text:p>1571082649404</text:p>
          </table:table-cell>
          <table:table-cell office:value-type="string" calcext:value-type="string">
            <text:p>tim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/>
          <table:table-cell table:formula="of:=MEDIAN([.K1:.K804]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4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435" calcext:value-type="float">
            <text:p>1571082651435</text:p>
          </table:table-cell>
          <table:table-cell office:value-type="string" calcext:value-type="string">
            <text:p>ti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5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474" calcext:value-type="float">
            <text:p>1571082651474</text:p>
          </table:table-cell>
          <table:table-cell office:value-type="string" calcext:value-type="string">
            <text:p>tim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5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514" calcext:value-type="float">
            <text:p>1571082651514</text:p>
          </table:table-cell>
          <table:table-cell office:value-type="string" calcext:value-type="string">
            <text:p>ti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5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537" calcext:value-type="float">
            <text:p>1571082651537</text:p>
          </table:table-cell>
          <table:table-cell office:value-type="string" calcext:value-type="string">
            <text:p>tim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6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587" calcext:value-type="float">
            <text:p>1571082651587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6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609" calcext:value-type="float">
            <text:p>1571082651609</text:p>
          </table:table-cell>
          <table:table-cell office:value-type="string" calcext:value-type="string">
            <text:p>ti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6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638" calcext:value-type="float">
            <text:p>1571082651638</text:p>
          </table:table-cell>
          <table:table-cell office:value-type="string" calcext:value-type="string">
            <text:p>ti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6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674" calcext:value-type="float">
            <text:p>1571082651674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7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690" calcext:value-type="float">
            <text:p>1571082651690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73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704" calcext:value-type="float">
            <text:p>1571082651704</text:p>
          </table:table-cell>
          <table:table-cell office:value-type="string" calcext:value-type="string">
            <text:p>ti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7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739" calcext:value-type="float">
            <text:p>1571082651739</text:p>
          </table:table-cell>
          <table:table-cell office:value-type="string" calcext:value-type="string">
            <text:p>tim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7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769" calcext:value-type="float">
            <text:p>1571082651769</text:p>
          </table:table-cell>
          <table:table-cell office:value-type="string" calcext:value-type="string">
            <text:p>ti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8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798" calcext:value-type="float">
            <text:p>1571082651798</text:p>
          </table:table-cell>
          <table:table-cell office:value-type="string" calcext:value-type="string">
            <text:p>ti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84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827" calcext:value-type="float">
            <text:p>1571082651827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8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842" calcext:value-type="float">
            <text:p>1571082651842</text:p>
          </table:table-cell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8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868" calcext:value-type="float">
            <text:p>1571082651868</text:p>
          </table:table-cell>
          <table:table-cell office:value-type="string" calcext:value-type="string">
            <text:p>ti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9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892" calcext:value-type="float">
            <text:p>1571082651892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9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922" calcext:value-type="float">
            <text:p>1571082651922</text:p>
          </table:table-cell>
          <table:table-cell office:value-type="string" calcext:value-type="string">
            <text:p>ti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9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946" calcext:value-type="float">
            <text:p>1571082651946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1,9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976" calcext:value-type="float">
            <text:p>1571082651976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0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1996" calcext:value-type="float">
            <text:p>1571082651996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0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024" calcext:value-type="float">
            <text:p>1571082652024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0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043" calcext:value-type="float">
            <text:p>1571082652043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0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072" calcext:value-type="float">
            <text:p>1571082652072</text:p>
          </table:table-cell>
          <table:table-cell office:value-type="string" calcext:value-type="string">
            <text:p>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1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097" calcext:value-type="float">
            <text:p>1571082652097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1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110" calcext:value-type="float">
            <text:p>1571082652110</text:p>
          </table:table-cell>
          <table:table-cell office:value-type="string" calcext:value-type="string">
            <text:p>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15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143" calcext:value-type="float">
            <text:p>1571082652143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1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164" calcext:value-type="float">
            <text:p>1571082652164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2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180" calcext:value-type="float">
            <text:p>1571082652180</text:p>
          </table:table-cell>
          <table:table-cell office:value-type="string" calcext:value-type="string">
            <text:p>ti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2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204" calcext:value-type="float">
            <text:p>1571082652204</text:p>
          </table:table-cell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2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231" calcext:value-type="float">
            <text:p>157108265223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2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258" calcext:value-type="float">
            <text:p>1571082652258</text:p>
          </table:table-cell>
          <table:table-cell office:value-type="string" calcext:value-type="string">
            <text:p>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2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283" calcext:value-type="float">
            <text:p>1571082652283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3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295" calcext:value-type="float">
            <text:p>1571082652295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3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309" calcext:value-type="float">
            <text:p>1571082652309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3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332" calcext:value-type="float">
            <text:p>1571082652332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3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352" calcext:value-type="float">
            <text:p>1571082652352</text:p>
          </table:table-cell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3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374" calcext:value-type="float">
            <text:p>1571082652374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4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394" calcext:value-type="float">
            <text:p>1571082652394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4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417" calcext:value-type="float">
            <text:p>1571082652417</text:p>
          </table:table-cell>
          <table:table-cell office:value-type="string" calcext:value-type="string">
            <text:p>tim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4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445" calcext:value-type="float">
            <text:p>1571082652445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4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459" calcext:value-type="float">
            <text:p>1571082652459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48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471" calcext:value-type="float">
            <text:p>1571082652471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5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494" calcext:value-type="float">
            <text:p>1571082652494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5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512" calcext:value-type="float">
            <text:p>1571082652512</text:p>
          </table:table-cell>
          <table:table-cell office:value-type="string" calcext:value-type="string">
            <text:p>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5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530" calcext:value-type="float">
            <text:p>1571082652530</text:p>
          </table:table-cell>
          <table:table-cell office:value-type="string" calcext:value-type="string">
            <text:p>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5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560" calcext:value-type="float">
            <text:p>1571082652560</text:p>
          </table:table-cell>
          <table:table-cell office:value-type="string" calcext:value-type="string">
            <text:p>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6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597" calcext:value-type="float">
            <text:p>1571082652597</text:p>
          </table:table-cell>
          <table:table-cell office:value-type="string" calcext:value-type="string">
            <text:p>ti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6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619" calcext:value-type="float">
            <text:p>1571082652619</text:p>
          </table:table-cell>
          <table:table-cell office:value-type="string" calcext:value-type="string">
            <text:p>tim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6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661" calcext:value-type="float">
            <text:p>1571082652661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7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680" calcext:value-type="float">
            <text:p>1571082652680</text:p>
          </table:table-cell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7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715" calcext:value-type="float">
            <text:p>1571082652715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7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728" calcext:value-type="float">
            <text:p>1571082652728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7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739" calcext:value-type="float">
            <text:p>1571082652739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7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752" calcext:value-type="float">
            <text:p>1571082652752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7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765" calcext:value-type="float">
            <text:p>1571082652765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7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777" calcext:value-type="float">
            <text:p>1571082652777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7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788" calcext:value-type="float">
            <text:p>1571082652788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8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799" calcext:value-type="float">
            <text:p>1571082652799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8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811" calcext:value-type="float">
            <text:p>1571082652811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8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824" calcext:value-type="float">
            <text:p>1571082652824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8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842" calcext:value-type="float">
            <text:p>1571082652842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8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858" calcext:value-type="float">
            <text:p>1571082652858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8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869" calcext:value-type="float">
            <text:p>1571082652869</text:p>
          </table:table-cell>
          <table:table-cell office:value-type="string" calcext:value-type="string">
            <text:p>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9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889" calcext:value-type="float">
            <text:p>1571082652889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2,9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908" calcext:value-type="float">
            <text:p>1571082652908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00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2928" calcext:value-type="float">
            <text:p>1571082652928</text:p>
          </table:table-cell>
          <table:table-cell office:value-type="string" calcext:value-type="string">
            <text:p>tim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0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009" calcext:value-type="float">
            <text:p>1571082653009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0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027" calcext:value-type="float">
            <text:p>1571082653027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05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047" calcext:value-type="float">
            <text:p>157108265304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0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055" calcext:value-type="float">
            <text:p>1571082653055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0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064" calcext:value-type="float">
            <text:p>1571082653064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0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072" calcext:value-type="float">
            <text:p>1571082653072</text:p>
          </table:table-cell>
          <table:table-cell office:value-type="string" calcext:value-type="string">
            <text:p>ti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1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094" calcext:value-type="float">
            <text:p>1571082653094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1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105" calcext:value-type="float">
            <text:p>1571082653105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1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115" calcext:value-type="float">
            <text:p>1571082653115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1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132" calcext:value-type="float">
            <text:p>157108265313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1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140" calcext:value-type="float">
            <text:p>157108265314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1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153" calcext:value-type="float">
            <text:p>1571082653153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1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163" calcext:value-type="float">
            <text:p>157108265316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1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175" calcext:value-type="float">
            <text:p>1571082653175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1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192" calcext:value-type="float">
            <text:p>157108265319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00" calcext:value-type="float">
            <text:p>157108265320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18" calcext:value-type="float">
            <text:p>1571082653218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25" calcext:value-type="float">
            <text:p>1571082653225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35" calcext:value-type="float">
            <text:p>1571082653235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42" calcext:value-type="float">
            <text:p>1571082653242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49" calcext:value-type="float">
            <text:p>1571082653249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58" calcext:value-type="float">
            <text:p>157108265325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66" calcext:value-type="float">
            <text:p>157108265326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72" calcext:value-type="float">
            <text:p>1571082653272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80" calcext:value-type="float">
            <text:p>1571082653280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9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85" calcext:value-type="float">
            <text:p>1571082653285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2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93" calcext:value-type="float">
            <text:p>1571082653293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299" calcext:value-type="float">
            <text:p>157108265329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07" calcext:value-type="float">
            <text:p>1571082653307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14" calcext:value-type="float">
            <text:p>1571082653314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25" calcext:value-type="float">
            <text:p>1571082653325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31" calcext:value-type="float">
            <text:p>1571082653331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4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39" calcext:value-type="float">
            <text:p>157108265333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46" calcext:value-type="float">
            <text:p>157108265334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53" calcext:value-type="float">
            <text:p>1571082653353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59" calcext:value-type="float">
            <text:p>157108265335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66" calcext:value-type="float">
            <text:p>157108265336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72" calcext:value-type="float">
            <text:p>1571082653372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79" calcext:value-type="float">
            <text:p>157108265337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3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384" calcext:value-type="float">
            <text:p>157108265338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01" calcext:value-type="float">
            <text:p>1571082653401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07" calcext:value-type="float">
            <text:p>1571082653407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16" calcext:value-type="float">
            <text:p>157108265341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22" calcext:value-type="float">
            <text:p>1571082653422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28" calcext:value-type="float">
            <text:p>1571082653428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4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36" calcext:value-type="float">
            <text:p>157108265343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43" calcext:value-type="float">
            <text:p>157108265344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51" calcext:value-type="float">
            <text:p>157108265345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62" calcext:value-type="float">
            <text:p>157108265346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69" calcext:value-type="float">
            <text:p>1571082653469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76" calcext:value-type="float">
            <text:p>1571082653476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8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83" calcext:value-type="float">
            <text:p>157108265348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4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89" calcext:value-type="float">
            <text:p>157108265348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495" calcext:value-type="float">
            <text:p>1571082653495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03" calcext:value-type="float">
            <text:p>157108265350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07" calcext:value-type="float">
            <text:p>157108265350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14" calcext:value-type="float">
            <text:p>1571082653514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18" calcext:value-type="float">
            <text:p>157108265351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24" calcext:value-type="float">
            <text:p>157108265352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28" calcext:value-type="float">
            <text:p>157108265352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36" calcext:value-type="float">
            <text:p>1571082653536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40" calcext:value-type="float">
            <text:p>157108265354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45" calcext:value-type="float">
            <text:p>157108265354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5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50" calcext:value-type="float">
            <text:p>157108265355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55" calcext:value-type="float">
            <text:p>157108265355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59" calcext:value-type="float">
            <text:p>157108265355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71" calcext:value-type="float">
            <text:p>157108265357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74" calcext:value-type="float">
            <text:p>157108265357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81" calcext:value-type="float">
            <text:p>157108265358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85" calcext:value-type="float">
            <text:p>157108265358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90" calcext:value-type="float">
            <text:p>157108265359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5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594" calcext:value-type="float">
            <text:p>157108265359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01" calcext:value-type="float">
            <text:p>157108265360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04" calcext:value-type="float">
            <text:p>1571082653604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11" calcext:value-type="float">
            <text:p>1571082653611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18" calcext:value-type="float">
            <text:p>1571082653618</text:p>
          </table:table-cell>
          <table:table-cell office:value-type="string" calcext:value-type="string">
            <text:p>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39" calcext:value-type="float">
            <text:p>1571082653639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43" calcext:value-type="float">
            <text:p>157108265364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50" calcext:value-type="float">
            <text:p>157108265365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53" calcext:value-type="float">
            <text:p>157108265365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64" calcext:value-type="float">
            <text:p>157108265366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66" calcext:value-type="float">
            <text:p>1571082653666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88" calcext:value-type="float">
            <text:p>157108265368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6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92" calcext:value-type="float">
            <text:p>157108265369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697" calcext:value-type="float">
            <text:p>157108265369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00" calcext:value-type="float">
            <text:p>157108265370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05" calcext:value-type="float">
            <text:p>157108265370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09" calcext:value-type="float">
            <text:p>1571082653709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14" calcext:value-type="float">
            <text:p>157108265371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20" calcext:value-type="float">
            <text:p>1571082653720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4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43" calcext:value-type="float">
            <text:p>1571082653743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46" calcext:value-type="float">
            <text:p>157108265374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50" calcext:value-type="float">
            <text:p>157108265375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53" calcext:value-type="float">
            <text:p>157108265375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60" calcext:value-type="float">
            <text:p>157108265376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63" calcext:value-type="float">
            <text:p>157108265376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68" calcext:value-type="float">
            <text:p>157108265376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71" calcext:value-type="float">
            <text:p>157108265377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78" calcext:value-type="float">
            <text:p>157108265377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81" calcext:value-type="float">
            <text:p>157108265378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87" calcext:value-type="float">
            <text:p>157108265378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90" calcext:value-type="float">
            <text:p>157108265379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7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97" calcext:value-type="float">
            <text:p>157108265379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799" calcext:value-type="float">
            <text:p>157108265379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04" calcext:value-type="float">
            <text:p>157108265380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07" calcext:value-type="float">
            <text:p>1571082653807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35" calcext:value-type="float">
            <text:p>157108265383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38" calcext:value-type="float">
            <text:p>157108265383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44" calcext:value-type="float">
            <text:p>157108265384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47" calcext:value-type="float">
            <text:p>1571082653847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54" calcext:value-type="float">
            <text:p>157108265385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57" calcext:value-type="float">
            <text:p>157108265385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6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62" calcext:value-type="float">
            <text:p>157108265386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65" calcext:value-type="float">
            <text:p>157108265386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72" calcext:value-type="float">
            <text:p>157108265387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75" calcext:value-type="float">
            <text:p>157108265387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80" calcext:value-type="float">
            <text:p>157108265388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8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83" calcext:value-type="float">
            <text:p>157108265388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90" calcext:value-type="float">
            <text:p>157108265389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8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93" calcext:value-type="float">
            <text:p>157108265389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897" calcext:value-type="float">
            <text:p>157108265389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00" calcext:value-type="float">
            <text:p>1571082653900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07" calcext:value-type="float">
            <text:p>157108265390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10" calcext:value-type="float">
            <text:p>157108265391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15" calcext:value-type="float">
            <text:p>157108265391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18" calcext:value-type="float">
            <text:p>1571082653918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31" calcext:value-type="float">
            <text:p>157108265393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34" calcext:value-type="float">
            <text:p>1571082653934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53" calcext:value-type="float">
            <text:p>157108265395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58" calcext:value-type="float">
            <text:p>157108265395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64" calcext:value-type="float">
            <text:p>157108265396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67" calcext:value-type="float">
            <text:p>157108265396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73" calcext:value-type="float">
            <text:p>157108265397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77" calcext:value-type="float">
            <text:p>157108265397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82" calcext:value-type="float">
            <text:p>157108265398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3,9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85" calcext:value-type="float">
            <text:p>1571082653985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3991" calcext:value-type="float">
            <text:p>157108265399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01" calcext:value-type="float">
            <text:p>1571082654001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20" calcext:value-type="float">
            <text:p>157108265402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23" calcext:value-type="float">
            <text:p>157108265402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29" calcext:value-type="float">
            <text:p>157108265402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31" calcext:value-type="float">
            <text:p>157108265403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3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36" calcext:value-type="float">
            <text:p>157108265403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4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39" calcext:value-type="float">
            <text:p>157108265403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44" calcext:value-type="float">
            <text:p>1571082654044</text:p>
          </table:table-cell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46" calcext:value-type="float">
            <text:p>157108265404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50" calcext:value-type="float">
            <text:p>157108265405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5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52" calcext:value-type="float">
            <text:p>157108265405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56" calcext:value-type="float">
            <text:p>157108265405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59" calcext:value-type="float">
            <text:p>157108265405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64" calcext:value-type="float">
            <text:p>157108265406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67" calcext:value-type="float">
            <text:p>157108265406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70" calcext:value-type="float">
            <text:p>1571082654070</text:p>
          </table:table-cell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72" calcext:value-type="float">
            <text:p>157108265407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78" calcext:value-type="float">
            <text:p>157108265407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81" calcext:value-type="float">
            <text:p>157108265408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86" calcext:value-type="float">
            <text:p>157108265408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89" calcext:value-type="float">
            <text:p>157108265408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0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94" calcext:value-type="float">
            <text:p>157108265409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098" calcext:value-type="float">
            <text:p>157108265409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07" calcext:value-type="float">
            <text:p>157108265410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10" calcext:value-type="float">
            <text:p>157108265411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14" calcext:value-type="float">
            <text:p>157108265411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17" calcext:value-type="float">
            <text:p>157108265411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21" calcext:value-type="float">
            <text:p>157108265412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24" calcext:value-type="float">
            <text:p>157108265412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29" calcext:value-type="float">
            <text:p>157108265412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33" calcext:value-type="float">
            <text:p>157108265413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4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42" calcext:value-type="float">
            <text:p>157108265414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46" calcext:value-type="float">
            <text:p>157108265414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50" calcext:value-type="float">
            <text:p>157108265415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54" calcext:value-type="float">
            <text:p>157108265415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60" calcext:value-type="float">
            <text:p>157108265416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64" calcext:value-type="float">
            <text:p>157108265416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69" calcext:value-type="float">
            <text:p>157108265416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72" calcext:value-type="float">
            <text:p>157108265417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79" calcext:value-type="float">
            <text:p>157108265417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82" calcext:value-type="float">
            <text:p>157108265418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86" calcext:value-type="float">
            <text:p>157108265418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1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196" calcext:value-type="float">
            <text:p>157108265419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00" calcext:value-type="float">
            <text:p>157108265420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04" calcext:value-type="float">
            <text:p>157108265420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14" calcext:value-type="float">
            <text:p>157108265421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18" calcext:value-type="float">
            <text:p>157108265421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24" calcext:value-type="float">
            <text:p>157108265422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27" calcext:value-type="float">
            <text:p>157108265422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40" calcext:value-type="float">
            <text:p>157108265424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47" calcext:value-type="float">
            <text:p>157108265424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64" calcext:value-type="float">
            <text:p>157108265426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67" calcext:value-type="float">
            <text:p>157108265426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76" calcext:value-type="float">
            <text:p>157108265427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79" calcext:value-type="float">
            <text:p>157108265427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89" calcext:value-type="float">
            <text:p>1571082654289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2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93" calcext:value-type="float">
            <text:p>157108265429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3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298" calcext:value-type="float">
            <text:p>1571082654298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3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307" calcext:value-type="float">
            <text:p>157108265430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3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311" calcext:value-type="float">
            <text:p>157108265431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3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314" calcext:value-type="float">
            <text:p>157108265431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3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323" calcext:value-type="float">
            <text:p>1571082654323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3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332" calcext:value-type="float">
            <text:p>157108265433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3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338" calcext:value-type="float">
            <text:p>157108265433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3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344" calcext:value-type="float">
            <text:p>1571082654344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01" calcext:value-type="float">
            <text:p>157108265440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05" calcext:value-type="float">
            <text:p>157108265440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07" calcext:value-type="float">
            <text:p>157108265440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11" calcext:value-type="float">
            <text:p>157108265441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20" calcext:value-type="float">
            <text:p>157108265442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24" calcext:value-type="float">
            <text:p>157108265442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29" calcext:value-type="float">
            <text:p>157108265442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35" calcext:value-type="float">
            <text:p>157108265443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40" calcext:value-type="float">
            <text:p>157108265444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44" calcext:value-type="float">
            <text:p>157108265444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5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49" calcext:value-type="float">
            <text:p>157108265444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55" calcext:value-type="float">
            <text:p>157108265445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60" calcext:value-type="float">
            <text:p>157108265446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64" calcext:value-type="float">
            <text:p>157108265446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71" calcext:value-type="float">
            <text:p>1571082654471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4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481" calcext:value-type="float">
            <text:p>1571082654481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02" calcext:value-type="float">
            <text:p>1571082654502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07" calcext:value-type="float">
            <text:p>157108265450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21" calcext:value-type="float">
            <text:p>157108265452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25" calcext:value-type="float">
            <text:p>157108265452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37" calcext:value-type="float">
            <text:p>157108265453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4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41" calcext:value-type="float">
            <text:p>157108265454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49" calcext:value-type="float">
            <text:p>1571082654549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53" calcext:value-type="float">
            <text:p>1571082654553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65" calcext:value-type="float">
            <text:p>157108265456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70" calcext:value-type="float">
            <text:p>1571082654570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85" calcext:value-type="float">
            <text:p>157108265458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5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90" calcext:value-type="float">
            <text:p>157108265459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595" calcext:value-type="float">
            <text:p>1571082654595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01" calcext:value-type="float">
            <text:p>157108265460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05" calcext:value-type="float">
            <text:p>157108265460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09" calcext:value-type="float">
            <text:p>157108265460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14" calcext:value-type="float">
            <text:p>157108265461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20" calcext:value-type="float">
            <text:p>157108265462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25" calcext:value-type="float">
            <text:p>157108265462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29" calcext:value-type="float">
            <text:p>157108265462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33" calcext:value-type="float">
            <text:p>1571082654633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39" calcext:value-type="float">
            <text:p>157108265463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43" calcext:value-type="float">
            <text:p>157108265464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47" calcext:value-type="float">
            <text:p>157108265464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53" calcext:value-type="float">
            <text:p>157108265465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58" calcext:value-type="float">
            <text:p>157108265465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64" calcext:value-type="float">
            <text:p>157108265466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69" calcext:value-type="float">
            <text:p>157108265466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76" calcext:value-type="float">
            <text:p>157108265467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80" calcext:value-type="float">
            <text:p>157108265468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9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87" calcext:value-type="float">
            <text:p>157108265468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91" calcext:value-type="float">
            <text:p>157108265469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6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95" calcext:value-type="float">
            <text:p>157108265469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698" calcext:value-type="float">
            <text:p>157108265469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0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04" calcext:value-type="float">
            <text:p>157108265470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08" calcext:value-type="float">
            <text:p>157108265470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14" calcext:value-type="float">
            <text:p>157108265471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18" calcext:value-type="float">
            <text:p>157108265471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25" calcext:value-type="float">
            <text:p>157108265472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29" calcext:value-type="float">
            <text:p>157108265472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33" calcext:value-type="float">
            <text:p>157108265473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37" calcext:value-type="float">
            <text:p>157108265473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43" calcext:value-type="float">
            <text:p>157108265474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46" calcext:value-type="float">
            <text:p>157108265474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5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51" calcext:value-type="float">
            <text:p>1571082654751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55" calcext:value-type="float">
            <text:p>157108265475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59" calcext:value-type="float">
            <text:p>1571082654759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72" calcext:value-type="float">
            <text:p>157108265477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90" calcext:value-type="float">
            <text:p>157108265479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7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794" calcext:value-type="float">
            <text:p>157108265479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01" calcext:value-type="float">
            <text:p>157108265480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0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05" calcext:value-type="float">
            <text:p>157108265480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11" calcext:value-type="float">
            <text:p>157108265481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15" calcext:value-type="float">
            <text:p>157108265481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18" calcext:value-type="float">
            <text:p>157108265481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22" calcext:value-type="float">
            <text:p>157108265482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27" calcext:value-type="float">
            <text:p>157108265482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3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31" calcext:value-type="float">
            <text:p>157108265483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3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35" calcext:value-type="float">
            <text:p>157108265483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39" calcext:value-type="float">
            <text:p>157108265483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45" calcext:value-type="float">
            <text:p>157108265484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49" calcext:value-type="float">
            <text:p>157108265484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53" calcext:value-type="float">
            <text:p>157108265485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57" calcext:value-type="float">
            <text:p>157108265485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6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61" calcext:value-type="float">
            <text:p>1571082654861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66" calcext:value-type="float">
            <text:p>157108265486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70" calcext:value-type="float">
            <text:p>1571082654870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82" calcext:value-type="float">
            <text:p>157108265488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8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87" calcext:value-type="float">
            <text:p>1571082654887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899" calcext:value-type="float">
            <text:p>1571082654899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11" calcext:value-type="float">
            <text:p>157108265491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15" calcext:value-type="float">
            <text:p>157108265491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19" calcext:value-type="float">
            <text:p>157108265491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2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23" calcext:value-type="float">
            <text:p>1571082654923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28" calcext:value-type="float">
            <text:p>157108265492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32" calcext:value-type="float">
            <text:p>157108265493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37" calcext:value-type="float">
            <text:p>157108265493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41" calcext:value-type="float">
            <text:p>157108265494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45" calcext:value-type="float">
            <text:p>157108265494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49" calcext:value-type="float">
            <text:p>1571082654949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68" calcext:value-type="float">
            <text:p>1571082654968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78" calcext:value-type="float">
            <text:p>157108265497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83" calcext:value-type="float">
            <text:p>157108265498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87" calcext:value-type="float">
            <text:p>157108265498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92" calcext:value-type="float">
            <text:p>157108265499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4,9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4995" calcext:value-type="float">
            <text:p>157108265499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00" calcext:value-type="float">
            <text:p>157108265500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0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04" calcext:value-type="float">
            <text:p>157108265500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08" calcext:value-type="float">
            <text:p>157108265500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11" calcext:value-type="float">
            <text:p>157108265501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17" calcext:value-type="float">
            <text:p>157108265501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20" calcext:value-type="float">
            <text:p>157108265502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25" calcext:value-type="float">
            <text:p>157108265502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28" calcext:value-type="float">
            <text:p>157108265502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33" calcext:value-type="float">
            <text:p>157108265503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3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37" calcext:value-type="float">
            <text:p>157108265503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40" calcext:value-type="float">
            <text:p>157108265504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44" calcext:value-type="float">
            <text:p>157108265504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49" calcext:value-type="float">
            <text:p>157108265504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52" calcext:value-type="float">
            <text:p>1571082655052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65" calcext:value-type="float">
            <text:p>157108265506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69" calcext:value-type="float">
            <text:p>1571082655069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87" calcext:value-type="float">
            <text:p>157108265508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91" calcext:value-type="float">
            <text:p>157108265509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0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94" calcext:value-type="float">
            <text:p>157108265509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098" calcext:value-type="float">
            <text:p>157108265509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0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03" calcext:value-type="float">
            <text:p>157108265510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06" calcext:value-type="float">
            <text:p>157108265510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11" calcext:value-type="float">
            <text:p>157108265511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20" calcext:value-type="float">
            <text:p>1571082655120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37" calcext:value-type="float">
            <text:p>157108265513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40" calcext:value-type="float">
            <text:p>157108265514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45" calcext:value-type="float">
            <text:p>157108265514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49" calcext:value-type="float">
            <text:p>157108265514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54" calcext:value-type="float">
            <text:p>157108265515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57" calcext:value-type="float">
            <text:p>157108265515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63" calcext:value-type="float">
            <text:p>1571082655163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66" calcext:value-type="float">
            <text:p>157108265516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71" calcext:value-type="float">
            <text:p>157108265517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74" calcext:value-type="float">
            <text:p>157108265517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78" calcext:value-type="float">
            <text:p>157108265517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81" calcext:value-type="float">
            <text:p>157108265518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86" calcext:value-type="float">
            <text:p>157108265518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90" calcext:value-type="float">
            <text:p>157108265519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1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94" calcext:value-type="float">
            <text:p>157108265519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197" calcext:value-type="float">
            <text:p>157108265519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02" calcext:value-type="float">
            <text:p>157108265520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0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05" calcext:value-type="float">
            <text:p>157108265520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09" calcext:value-type="float">
            <text:p>157108265520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13" calcext:value-type="float">
            <text:p>157108265521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18" calcext:value-type="float">
            <text:p>1571082655218</text:p>
          </table:table-cell>
          <table:table-cell office:value-type="string" calcext:value-type="string">
            <text:p>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36" calcext:value-type="float">
            <text:p>157108265523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46" calcext:value-type="float">
            <text:p>157108265524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50" calcext:value-type="float">
            <text:p>157108265525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53" calcext:value-type="float">
            <text:p>1571082655253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57" calcext:value-type="float">
            <text:p>157108265525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61" calcext:value-type="float">
            <text:p>157108265526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64" calcext:value-type="float">
            <text:p>157108265526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70" calcext:value-type="float">
            <text:p>157108265527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73" calcext:value-type="float">
            <text:p>1571082655273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78" calcext:value-type="float">
            <text:p>157108265527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81" calcext:value-type="float">
            <text:p>157108265528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85" calcext:value-type="float">
            <text:p>157108265528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2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94" calcext:value-type="float">
            <text:p>157108265529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298" calcext:value-type="float">
            <text:p>157108265529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01" calcext:value-type="float">
            <text:p>157108265530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06" calcext:value-type="float">
            <text:p>157108265530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09" calcext:value-type="float">
            <text:p>157108265530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15" calcext:value-type="float">
            <text:p>157108265531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18" calcext:value-type="float">
            <text:p>157108265531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22" calcext:value-type="float">
            <text:p>157108265532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25" calcext:value-type="float">
            <text:p>157108265532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29" calcext:value-type="float">
            <text:p>157108265532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33" calcext:value-type="float">
            <text:p>157108265533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38" calcext:value-type="float">
            <text:p>157108265533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41" calcext:value-type="float">
            <text:p>157108265534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46" calcext:value-type="float">
            <text:p>157108265534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49" calcext:value-type="float">
            <text:p>157108265534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5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53" calcext:value-type="float">
            <text:p>1571082655353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56" calcext:value-type="float">
            <text:p>157108265535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60" calcext:value-type="float">
            <text:p>157108265536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63" calcext:value-type="float">
            <text:p>157108265536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68" calcext:value-type="float">
            <text:p>157108265536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71" calcext:value-type="float">
            <text:p>157108265537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76" calcext:value-type="float">
            <text:p>157108265537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79" calcext:value-type="float">
            <text:p>157108265537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84" calcext:value-type="float">
            <text:p>157108265538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86" calcext:value-type="float">
            <text:p>157108265538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3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90" calcext:value-type="float">
            <text:p>157108265539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392" calcext:value-type="float">
            <text:p>1571082655392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04" calcext:value-type="float">
            <text:p>1571082655404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12" calcext:value-type="float">
            <text:p>1571082655412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21" calcext:value-type="float">
            <text:p>157108265542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25" calcext:value-type="float">
            <text:p>157108265542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4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42" calcext:value-type="float">
            <text:p>157108265544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46" calcext:value-type="float">
            <text:p>157108265544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56" calcext:value-type="float">
            <text:p>1571082655456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61" calcext:value-type="float">
            <text:p>157108265546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73" calcext:value-type="float">
            <text:p>157108265547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77" calcext:value-type="float">
            <text:p>157108265547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82" calcext:value-type="float">
            <text:p>157108265548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4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85" calcext:value-type="float">
            <text:p>1571082655485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497" calcext:value-type="float">
            <text:p>157108265549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01" calcext:value-type="float">
            <text:p>1571082655501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08" calcext:value-type="float">
            <text:p>157108265550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12" calcext:value-type="float">
            <text:p>157108265551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16" calcext:value-type="float">
            <text:p>157108265551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29" calcext:value-type="float">
            <text:p>157108265552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34" calcext:value-type="float">
            <text:p>157108265553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38" calcext:value-type="float">
            <text:p>1571082655538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46" calcext:value-type="float">
            <text:p>1571082655546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58" calcext:value-type="float">
            <text:p>157108265555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64" calcext:value-type="float">
            <text:p>157108265556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68" calcext:value-type="float">
            <text:p>157108265556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75" calcext:value-type="float">
            <text:p>157108265557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79" calcext:value-type="float">
            <text:p>157108265557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8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83" calcext:value-type="float">
            <text:p>157108265558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5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88" calcext:value-type="float">
            <text:p>157108265558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595" calcext:value-type="float">
            <text:p>1571082655595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04" calcext:value-type="float">
            <text:p>1571082655604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1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12" calcext:value-type="float">
            <text:p>157108265561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16" calcext:value-type="float">
            <text:p>157108265561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21" calcext:value-type="float">
            <text:p>1571082655621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28" calcext:value-type="float">
            <text:p>1571082655628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38" calcext:value-type="float">
            <text:p>1571082655638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44" calcext:value-type="float">
            <text:p>157108265564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5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49" calcext:value-type="float">
            <text:p>157108265564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53" calcext:value-type="float">
            <text:p>157108265565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61" calcext:value-type="float">
            <text:p>157108265566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64" calcext:value-type="float">
            <text:p>157108265566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70" calcext:value-type="float">
            <text:p>157108265567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76" calcext:value-type="float">
            <text:p>157108265567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8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80" calcext:value-type="float">
            <text:p>157108265568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9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88" calcext:value-type="float">
            <text:p>157108265568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6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696" calcext:value-type="float">
            <text:p>157108265569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00" calcext:value-type="float">
            <text:p>157108265570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05" calcext:value-type="float">
            <text:p>1571082655705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10" calcext:value-type="float">
            <text:p>157108265571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16" calcext:value-type="float">
            <text:p>157108265571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19" calcext:value-type="float">
            <text:p>1571082655719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35" calcext:value-type="float">
            <text:p>157108265573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38" calcext:value-type="float">
            <text:p>157108265573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44" calcext:value-type="float">
            <text:p>157108265574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47" calcext:value-type="float">
            <text:p>157108265574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58" calcext:value-type="float">
            <text:p>157108265575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60" calcext:value-type="float">
            <text:p>157108265576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67" calcext:value-type="float">
            <text:p>157108265576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70" calcext:value-type="float">
            <text:p>157108265577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74" calcext:value-type="float">
            <text:p>157108265577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8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80" calcext:value-type="float">
            <text:p>1571082655780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91" calcext:value-type="float">
            <text:p>157108265579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79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94" calcext:value-type="float">
            <text:p>157108265579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799" calcext:value-type="float">
            <text:p>157108265579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02" calcext:value-type="float">
            <text:p>157108265580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07" calcext:value-type="float">
            <text:p>157108265580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10" calcext:value-type="float">
            <text:p>157108265581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15" calcext:value-type="float">
            <text:p>157108265581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18" calcext:value-type="float">
            <text:p>157108265581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22" calcext:value-type="float">
            <text:p>157108265582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25" calcext:value-type="float">
            <text:p>157108265582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3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29" calcext:value-type="float">
            <text:p>157108265582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33" calcext:value-type="float">
            <text:p>157108265583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38" calcext:value-type="float">
            <text:p>157108265583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41" calcext:value-type="float">
            <text:p>157108265584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46" calcext:value-type="float">
            <text:p>157108265584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49" calcext:value-type="float">
            <text:p>157108265584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53" calcext:value-type="float">
            <text:p>1571082655853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56" calcext:value-type="float">
            <text:p>157108265585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6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60" calcext:value-type="float">
            <text:p>157108265586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63" calcext:value-type="float">
            <text:p>1571082655863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9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88" calcext:value-type="float">
            <text:p>157108265588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89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91" calcext:value-type="float">
            <text:p>157108265589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898" calcext:value-type="float">
            <text:p>157108265589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02" calcext:value-type="float">
            <text:p>157108265590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0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05" calcext:value-type="float">
            <text:p>157108265590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08" calcext:value-type="float">
            <text:p>157108265590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12" calcext:value-type="float">
            <text:p>157108265591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15" calcext:value-type="float">
            <text:p>157108265591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20" calcext:value-type="float">
            <text:p>157108265592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22" calcext:value-type="float">
            <text:p>157108265592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27" calcext:value-type="float">
            <text:p>157108265592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3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30" calcext:value-type="float">
            <text:p>157108265593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34" calcext:value-type="float">
            <text:p>157108265593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37" calcext:value-type="float">
            <text:p>157108265593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41" calcext:value-type="float">
            <text:p>157108265594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44" calcext:value-type="float">
            <text:p>157108265594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49" calcext:value-type="float">
            <text:p>157108265594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5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52" calcext:value-type="float">
            <text:p>157108265595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56" calcext:value-type="float">
            <text:p>157108265595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59" calcext:value-type="float">
            <text:p>157108265595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63" calcext:value-type="float">
            <text:p>157108265596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6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66" calcext:value-type="float">
            <text:p>157108265596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70" calcext:value-type="float">
            <text:p>157108265597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73" calcext:value-type="float">
            <text:p>157108265597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5,9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80" calcext:value-type="float">
            <text:p>157108265598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5983" calcext:value-type="float">
            <text:p>1571082655983</text:p>
          </table:table-cell>
          <table:table-cell office:value-type="string" calcext:value-type="string">
            <text:p>ti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02" calcext:value-type="float">
            <text:p>157108265600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0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05" calcext:value-type="float">
            <text:p>157108265600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10" calcext:value-type="float">
            <text:p>157108265601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12" calcext:value-type="float">
            <text:p>157108265601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16" calcext:value-type="float">
            <text:p>157108265601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19" calcext:value-type="float">
            <text:p>157108265601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24" calcext:value-type="float">
            <text:p>157108265602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27" calcext:value-type="float">
            <text:p>1571082656027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80" calcext:value-type="float">
            <text:p>157108265608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83" calcext:value-type="float">
            <text:p>1571082656083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89" calcext:value-type="float">
            <text:p>157108265608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92" calcext:value-type="float">
            <text:p>157108265609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0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96" calcext:value-type="float">
            <text:p>157108265609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099" calcext:value-type="float">
            <text:p>157108265609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17" calcext:value-type="float">
            <text:p>157108265611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20" calcext:value-type="float">
            <text:p>157108265612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26" calcext:value-type="float">
            <text:p>157108265612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3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28" calcext:value-type="float">
            <text:p>157108265612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32" calcext:value-type="float">
            <text:p>1571082656132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4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40" calcext:value-type="float">
            <text:p>157108265614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44" calcext:value-type="float">
            <text:p>157108265614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46" calcext:value-type="float">
            <text:p>157108265614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53" calcext:value-type="float">
            <text:p>1571082656153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56" calcext:value-type="float">
            <text:p>157108265615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62" calcext:value-type="float">
            <text:p>157108265616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65" calcext:value-type="float">
            <text:p>157108265616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69" calcext:value-type="float">
            <text:p>157108265616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72" calcext:value-type="float">
            <text:p>157108265617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77" calcext:value-type="float">
            <text:p>157108265617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8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79" calcext:value-type="float">
            <text:p>157108265617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84" calcext:value-type="float">
            <text:p>157108265618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87" calcext:value-type="float">
            <text:p>157108265618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92" calcext:value-type="float">
            <text:p>157108265619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1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196" calcext:value-type="float">
            <text:p>157108265619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00" calcext:value-type="float">
            <text:p>157108265620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0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03" calcext:value-type="float">
            <text:p>157108265620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08" calcext:value-type="float">
            <text:p>157108265620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11" calcext:value-type="float">
            <text:p>1571082656211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26" calcext:value-type="float">
            <text:p>157108265622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30" calcext:value-type="float">
            <text:p>157108265623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34" calcext:value-type="float">
            <text:p>1571082656234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4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38" calcext:value-type="float">
            <text:p>157108265623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44" calcext:value-type="float">
            <text:p>1571082656244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52" calcext:value-type="float">
            <text:p>1571082656252</text:p>
          </table:table-cell>
          <table:table-cell office:value-type="string" calcext:value-type="string">
            <text:p>ti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67" calcext:value-type="float">
            <text:p>157108265626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71" calcext:value-type="float">
            <text:p>157108265627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76" calcext:value-type="float">
            <text:p>157108265627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80" calcext:value-type="float">
            <text:p>157108265628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8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84" calcext:value-type="float">
            <text:p>1571082656284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29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88" calcext:value-type="float">
            <text:p>157108265628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297" calcext:value-type="float">
            <text:p>157108265629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00" calcext:value-type="float">
            <text:p>1571082656300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19" calcext:value-type="float">
            <text:p>157108265631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22" calcext:value-type="float">
            <text:p>157108265632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26" calcext:value-type="float">
            <text:p>157108265632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3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29" calcext:value-type="float">
            <text:p>157108265632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34" calcext:value-type="float">
            <text:p>157108265633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37" calcext:value-type="float">
            <text:p>157108265633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41" calcext:value-type="float">
            <text:p>157108265634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44" calcext:value-type="float">
            <text:p>157108265634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49" calcext:value-type="float">
            <text:p>157108265634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5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52" calcext:value-type="float">
            <text:p>157108265635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5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56" calcext:value-type="float">
            <text:p>157108265635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6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59" calcext:value-type="float">
            <text:p>157108265635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64" calcext:value-type="float">
            <text:p>157108265636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67" calcext:value-type="float">
            <text:p>157108265636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71" calcext:value-type="float">
            <text:p>157108265637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74" calcext:value-type="float">
            <text:p>157108265637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78" calcext:value-type="float">
            <text:p>157108265637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81" calcext:value-type="float">
            <text:p>157108265638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8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86" calcext:value-type="float">
            <text:p>157108265638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9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88" calcext:value-type="float">
            <text:p>157108265638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93" calcext:value-type="float">
            <text:p>157108265639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3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396" calcext:value-type="float">
            <text:p>157108265639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00" calcext:value-type="float">
            <text:p>157108265640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0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03" calcext:value-type="float">
            <text:p>157108265640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08" calcext:value-type="float">
            <text:p>157108265640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11" calcext:value-type="float">
            <text:p>157108265641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16" calcext:value-type="float">
            <text:p>157108265641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19" calcext:value-type="float">
            <text:p>157108265641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24" calcext:value-type="float">
            <text:p>157108265642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29" calcext:value-type="float">
            <text:p>157108265642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43" calcext:value-type="float">
            <text:p>157108265644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47" calcext:value-type="float">
            <text:p>157108265644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5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50" calcext:value-type="float">
            <text:p>157108265645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54" calcext:value-type="float">
            <text:p>157108265645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58" calcext:value-type="float">
            <text:p>157108265645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6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62" calcext:value-type="float">
            <text:p>157108265646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66" calcext:value-type="float">
            <text:p>157108265646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70" calcext:value-type="float">
            <text:p>157108265647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74" calcext:value-type="float">
            <text:p>157108265647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78" calcext:value-type="float">
            <text:p>157108265647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8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83" calcext:value-type="float">
            <text:p>157108265648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87" calcext:value-type="float">
            <text:p>157108265648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92" calcext:value-type="float">
            <text:p>157108265649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49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496" calcext:value-type="float">
            <text:p>157108265649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5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514" calcext:value-type="float">
            <text:p>157108265651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52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518" calcext:value-type="float">
            <text:p>1571082656518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5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535" calcext:value-type="float">
            <text:p>157108265653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54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537" calcext:value-type="float">
            <text:p>157108265653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55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549" calcext:value-type="float">
            <text:p>1571082656549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5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554" calcext:value-type="float">
            <text:p>1571082656554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5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562" calcext:value-type="float">
            <text:p>1571082656562</text:p>
          </table:table-cell>
          <table:table-cell office:value-type="string" calcext:value-type="string">
            <text:p>t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5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576" calcext:value-type="float">
            <text:p>157108265657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59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585" calcext:value-type="float">
            <text:p>157108265658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5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590" calcext:value-type="float">
            <text:p>157108265659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04" calcext:value-type="float">
            <text:p>1571082656604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16" calcext:value-type="float">
            <text:p>1571082656616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24" calcext:value-type="float">
            <text:p>157108265662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3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30" calcext:value-type="float">
            <text:p>1571082656630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41" calcext:value-type="float">
            <text:p>157108265664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44" calcext:value-type="float">
            <text:p>157108265664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48" calcext:value-type="float">
            <text:p>157108265664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6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52" calcext:value-type="float">
            <text:p>1571082656652</text:p>
          </table:table-cell>
          <table:table-cell office:value-type="string" calcext:value-type="string">
            <text:p>ti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67" calcext:value-type="float">
            <text:p>1571082656667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71" calcext:value-type="float">
            <text:p>1571082656671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88" calcext:value-type="float">
            <text:p>157108265668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6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93" calcext:value-type="float">
            <text:p>157108265669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697" calcext:value-type="float">
            <text:p>157108265669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01" calcext:value-type="float">
            <text:p>1571082656701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06" calcext:value-type="float">
            <text:p>157108265670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10" calcext:value-type="float">
            <text:p>157108265671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14" calcext:value-type="float">
            <text:p>1571082656714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2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19" calcext:value-type="float">
            <text:p>1571082656719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3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25" calcext:value-type="float">
            <text:p>157108265672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3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30" calcext:value-type="float">
            <text:p>157108265673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3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34" calcext:value-type="float">
            <text:p>157108265673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4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39" calcext:value-type="float">
            <text:p>157108265673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4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43" calcext:value-type="float">
            <text:p>1571082656743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5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48" calcext:value-type="float">
            <text:p>157108265674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52" calcext:value-type="float">
            <text:p>1571082656752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6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58" calcext:value-type="float">
            <text:p>1571082656758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7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69" calcext:value-type="float">
            <text:p>1571082656769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78" calcext:value-type="float">
            <text:p>157108265677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82" calcext:value-type="float">
            <text:p>1571082656782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7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93" calcext:value-type="float">
            <text:p>157108265679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798" calcext:value-type="float">
            <text:p>157108265679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02" calcext:value-type="float">
            <text:p>157108265680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06" calcext:value-type="float">
            <text:p>1571082656806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12" calcext:value-type="float">
            <text:p>157108265681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2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18" calcext:value-type="float">
            <text:p>157108265681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22" calcext:value-type="float">
            <text:p>157108265682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28" calcext:value-type="float">
            <text:p>157108265682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32" calcext:value-type="float">
            <text:p>1571082656832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4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38" calcext:value-type="float">
            <text:p>1571082656838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4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42" calcext:value-type="float">
            <text:p>1571082656842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48" calcext:value-type="float">
            <text:p>1571082656848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5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52" calcext:value-type="float">
            <text:p>157108265685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6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57" calcext:value-type="float">
            <text:p>1571082656857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7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66" calcext:value-type="float">
            <text:p>1571082656866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75" calcext:value-type="float">
            <text:p>1571082656875</text:p>
          </table:table-cell>
          <table:table-cell office:value-type="string" calcext:value-type="string">
            <text:p>ti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8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84" calcext:value-type="float">
            <text:p>157108265688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89" calcext:value-type="float">
            <text:p>1571082656889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8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93" calcext:value-type="float">
            <text:p>157108265689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0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899" calcext:value-type="float">
            <text:p>157108265689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02" calcext:value-type="float">
            <text:p>157108265690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06" calcext:value-type="float">
            <text:p>157108265690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1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10" calcext:value-type="float">
            <text:p>157108265691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20" calcext:value-type="float">
            <text:p>1571082656920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2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24" calcext:value-type="float">
            <text:p>157108265692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30" calcext:value-type="float">
            <text:p>1571082656930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3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36" calcext:value-type="float">
            <text:p>157108265693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4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42" calcext:value-type="float">
            <text:p>157108265694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5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46" calcext:value-type="float">
            <text:p>157108265694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5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51" calcext:value-type="float">
            <text:p>157108265695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54" calcext:value-type="float">
            <text:p>1571082656954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73" calcext:value-type="float">
            <text:p>157108265697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7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76" calcext:value-type="float">
            <text:p>157108265697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8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81" calcext:value-type="float">
            <text:p>157108265698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8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84" calcext:value-type="float">
            <text:p>157108265698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89" calcext:value-type="float">
            <text:p>157108265698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6,9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92" calcext:value-type="float">
            <text:p>157108265699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6996" calcext:value-type="float">
            <text:p>157108265699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00" calcext:value-type="float">
            <text:p>157108265700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0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05" calcext:value-type="float">
            <text:p>157108265700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1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08" calcext:value-type="float">
            <text:p>157108265700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12" calcext:value-type="float">
            <text:p>157108265701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15" calcext:value-type="float">
            <text:p>157108265701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2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20" calcext:value-type="float">
            <text:p>157108265702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2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24" calcext:value-type="float">
            <text:p>1571082657024</text:p>
          </table:table-cell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3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30" calcext:value-type="float">
            <text:p>157108265703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3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34" calcext:value-type="float">
            <text:p>157108265703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5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38" calcext:value-type="float">
            <text:p>1571082657038</text:p>
          </table:table-cell>
          <table:table-cell office:value-type="string" calcext:value-type="string">
            <text:p>ti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56" calcext:value-type="float">
            <text:p>157108265705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6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61" calcext:value-type="float">
            <text:p>1571082657061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66" calcext:value-type="float">
            <text:p>157108265706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7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69" calcext:value-type="float">
            <text:p>1571082657069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7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74" calcext:value-type="float">
            <text:p>1571082657074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78" calcext:value-type="float">
            <text:p>1571082657078</text:p>
          </table:table-cell>
          <table:table-cell office:value-type="string" calcext:value-type="string">
            <text:p>ti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8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85" calcext:value-type="float">
            <text:p>157108265708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9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90" calcext:value-type="float">
            <text:p>157108265709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09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93" calcext:value-type="float">
            <text:p>1571082657093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097" calcext:value-type="float">
            <text:p>157108265709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0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01" calcext:value-type="float">
            <text:p>157108265710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06" calcext:value-type="float">
            <text:p>157108265710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10" calcext:value-type="float">
            <text:p>1571082657110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1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14" calcext:value-type="float">
            <text:p>1571082657114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17" calcext:value-type="float">
            <text:p>157108265711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3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23" calcext:value-type="float">
            <text:p>1571082657123</text:p>
          </table:table-cell>
          <table:table-cell office:value-type="string" calcext:value-type="string">
            <text:p>ti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4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36" calcext:value-type="float">
            <text:p>1571082657136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5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54" calcext:value-type="float">
            <text:p>1571082657154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6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58" calcext:value-type="float">
            <text:p>157108265715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6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62" calcext:value-type="float">
            <text:p>157108265716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6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65" calcext:value-type="float">
            <text:p>157108265716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69" calcext:value-type="float">
            <text:p>157108265716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72" calcext:value-type="float">
            <text:p>1571082657172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8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77" calcext:value-type="float">
            <text:p>157108265717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8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81" calcext:value-type="float">
            <text:p>157108265718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8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85" calcext:value-type="float">
            <text:p>1571082657185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89" calcext:value-type="float">
            <text:p>157108265718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1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93" calcext:value-type="float">
            <text:p>157108265719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197" calcext:value-type="float">
            <text:p>1571082657197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0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01" calcext:value-type="float">
            <text:p>1571082657201</text:p>
          </table:table-cell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05" calcext:value-type="float">
            <text:p>157108265720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1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10" calcext:value-type="float">
            <text:p>1571082657210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1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13" calcext:value-type="float">
            <text:p>1571082657213</text:p>
          </table:table-cell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1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16" calcext:value-type="float">
            <text:p>157108265721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19" calcext:value-type="float">
            <text:p>157108265721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2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23" calcext:value-type="float">
            <text:p>1571082657223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2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26" calcext:value-type="float">
            <text:p>1571082657226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3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29" calcext:value-type="float">
            <text:p>157108265722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3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32" calcext:value-type="float">
            <text:p>157108265723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37" calcext:value-type="float">
            <text:p>157108265723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4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41" calcext:value-type="float">
            <text:p>157108265724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45" calcext:value-type="float">
            <text:p>157108265724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5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49" calcext:value-type="float">
            <text:p>157108265724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5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53" calcext:value-type="float">
            <text:p>157108265725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57" calcext:value-type="float">
            <text:p>157108265725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66" calcext:value-type="float">
            <text:p>1571082657266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7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70" calcext:value-type="float">
            <text:p>1571082657270</text:p>
          </table:table-cell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76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73" calcext:value-type="float">
            <text:p>1571082657273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8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77" calcext:value-type="float">
            <text:p>157108265727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8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81" calcext:value-type="float">
            <text:p>1571082657281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8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85" calcext:value-type="float">
            <text:p>157108265728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9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89" calcext:value-type="float">
            <text:p>1571082657289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29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92" calcext:value-type="float">
            <text:p>1571082657292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30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297" calcext:value-type="float">
            <text:p>1571082657297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304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301" calcext:value-type="float">
            <text:p>157108265730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30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305" calcext:value-type="float">
            <text:p>1571082657305</text:p>
          </table:table-cell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31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309" calcext:value-type="float">
            <text:p>1571082657309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31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315" calcext:value-type="float">
            <text:p>1571082657315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21:50:57,321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imingLo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rt</text:p>
          </table:table-cell>
          <table:table-cell office:value-type="float" office:value="1571082657318" calcext:value-type="float">
            <text:p>1571082657318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pdateTerra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21:02:47.951316517</meta:creation-date>
    <dc:date>2019-10-14T22:32:43.075970160</dc:date>
    <meta:editing-duration>PT39M34S</meta:editing-duration>
    <meta:editing-cycles>1</meta:editing-cycles>
    <meta:document-statistic meta:table-count="2" meta:cell-count="18650" meta:object-count="0"/>
    <meta:generator>LibreOffice/6.0.7.3$Linux_X86_64 LibreOffice_project/00m0$Build-3</meta:generator>
  </office:meta>
</office:document-meta>
</file>